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ponseTeste = </text:p>
      <text:p text:style-name="Standard">{</text:p>
      <text:p text:style-name="Standard"><text:s text:c="2"/>[1,1] = <text:s/>1</text:p>
      <text:p text:style-name="Standard"><text:s text:c="2"/>[2,1] = <text:s/>2</text:p>
      <text:p text:style-name="Standard"><text:s text:c="2"/>[3,1] = <text:s/>2</text:p>
      <text:p text:style-name="Standard"><text:s text:c="2"/>[4,1] = <text:s/>1</text:p>
      <text:p text:style-name="Standard"><text:s text:c="2"/>[5,1] = <text:s/>2</text:p>
      <text:p text:style-name="Standard"><text:s text:c="2"/>[6,1] = <text:s/>3</text:p>
      <text:p text:style-name="Standard"><text:s text:c="2"/>[7,1] = <text:s/>1</text:p>
      <text:p text:style-name="Standard"><text:s text:c="2"/>[8,1] = <text:s/>2</text:p>
      <text:p text:style-name="Standard"><text:s text:c="2"/>[9,1] = <text:s/>3</text:p>
      <text:p text:style-name="Standard"><text:s text:c="2"/>[10,1] = <text:s/>1</text:p>
      <text:p text:style-name="Standard"><text:s text:c="2"/>[11,1] = <text:s/>2</text:p>
      <text:p text:style-name="Standard"><text:s text:c="2"/>[12,1] = <text:s/>3</text:p>
      <text:p text:style-name="Standard"><text:s text:c="2"/>[13,1] = <text:s/>1</text:p>
      <text:p text:style-name="Standard"><text:s text:c="2"/>[14,1] = <text:s/>2</text:p>
      <text:p text:style-name="Standard"><text:s text:c="2"/>[15,1] = <text:s/>3</text:p>
      <text:p text:style-name="Standard"><text:s text:c="2"/>[16,1] = <text:s/>1</text:p>
      <text:p text:style-name="Standard"><text:s text:c="2"/>[17,1] = <text:s/>2</text:p>
      <text:p text:style-name="Standard"><text:s text:c="2"/>[18,1] = <text:s/>2</text:p>
      <text:p text:style-name="Standard"><text:s text:c="2"/>[19,1] = <text:s/>1</text:p>
      <text:p text:style-name="Standard"><text:s text:c="2"/>[20,1] = <text:s/>2</text:p>
      <text:p text:style-name="Standard"><text:s text:c="2"/>[21,1] = <text:s/>2</text:p>
      <text:p text:style-name="Standard"><text:s text:c="2"/>[22,1] = <text:s/>1</text:p>
      <text:p text:style-name="Standard"><text:s text:c="2"/>[23,1] = <text:s/>2</text:p>
      <text:p text:style-name="Standard"><text:s text:c="2"/>[24,1] = <text:s/>3</text:p>
      <text:p text:style-name="Standard"><text:s text:c="2"/>[25,1] = <text:s/>1</text:p>
      <text:p text:style-name="Standard"><text:s text:c="2"/>[26,1] = <text:s/>2</text:p>
      <text:p text:style-name="Standard"><text:s text:c="2"/>[27,1] = <text:s/>3</text:p>
      <text:p text:style-name="Standard"><text:s text:c="2"/>[28,1] = <text:s/>1</text:p>
      <text:p text:style-name="Standard"><text:s text:c="2"/>[29,1] = <text:s/>2</text:p>
      <text:p text:style-name="Standard"><text:s text:c="2"/>[30,1] = <text:s/>3</text:p>
      <text:p text:style-name="Standard"><text:s text:c="2"/>[31,1] = <text:s/>1</text:p>
      <text:p text:style-name="Standard"><text:s text:c="2"/>[32,1] = <text:s/>2</text:p>
      <text:p text:style-name="Standard"><text:s text:c="2"/>[33,1] = <text:s/>2</text:p>
      <text:p text:style-name="Standard"><text:s text:c="2"/>[34,1] = <text:s/>1</text:p>
      <text:p text:style-name="Standard"><text:s text:c="2"/>[35,1] = <text:s/>2</text:p>
      <text:p text:style-name="Standard"><text:s text:c="2"/>[36,1] = <text:s/>2</text:p>
      <text:p text:style-name="Standard"><text:s text:c="2"/>[37,1] = <text:s/>1</text:p>
      <text:p text:style-name="Standard"><text:s text:c="2"/>[38,1] = <text:s/>2</text:p>
      <text:p text:style-name="Standard"><text:s text:c="2"/>[39,1] = <text:s/>3</text:p>
      <text:p text:style-name="Standard"><text:s text:c="2"/>[40,1] = <text:s/>1</text:p>
      <text:p text:style-name="Standard"><text:s text:c="2"/>[41,1] = <text:s/>2</text:p>
      <text:p text:style-name="Standard"><text:s text:c="2"/>[42,1] = <text:s/>3</text:p>
      <text:p text:style-name="Standard"><text:s text:c="2"/>[43,1] = <text:s/>1</text:p>
      <text:p text:style-name="Standard"><text:s text:c="2"/>[44,1] = <text:s/>2</text:p>
      <text:p text:style-name="Standard"><text:s text:c="2"/>[45,1] = [](0x0)</text:p>
      <text:p text:style-name="Standard"><text:s text:c="2"/>[46,1] = <text:s/>1</text:p>
      <text:p text:style-name="Standard"><text:s text:c="2"/>[47,1] = <text:s/>2</text:p>
      <text:p text:style-name="Standard"><text:s text:c="2"/>[48,1] = <text:s/>3</text:p>
      <text:p text:style-name="Standard"><text:s text:c="2"/>[49,1] = <text:s/>1</text:p>
      <text:p text:style-name="Standard"><text:s text:c="2"/>[50,1] = <text:s/>2</text:p>
      <text:p text:style-name="Standard"><text:soft-page-break/><text:s text:c="2"/>[51,1] = <text:s/>2</text:p>
      <text:p text:style-name="Standard"><text:s text:c="2"/>[52,1] = <text:s/>1</text:p>
      <text:p text:style-name="Standard"><text:s text:c="2"/>[53,1] = <text:s/>2</text:p>
      <text:p text:style-name="Standard"><text:s text:c="2"/>[54,1] = <text:s/>3</text:p>
      <text:p text:style-name="Standard"><text:s text:c="2"/>[55,1] = <text:s/>1</text:p>
      <text:p text:style-name="Standard"><text:s text:c="2"/>[56,1] = <text:s/>2</text:p>
      <text:p text:style-name="Standard"><text:s text:c="2"/>[57,1] = <text:s/>3</text:p>
      <text:p text:style-name="Standard"><text:s text:c="2"/>[58,1] = <text:s/>1</text:p>
      <text:p text:style-name="Standard"><text:s text:c="2"/>[59,1] = <text:s/>2</text:p>
      <text:p text:style-name="Standard"><text:s text:c="2"/>[60,1] = <text:s/>2</text:p>
      <text:p text:style-name="Standard"><text:s text:c="2"/>[61,1] = <text:s/>1</text:p>
      <text:p text:style-name="Standard"><text:s text:c="2"/>[62,1] = <text:s/>2</text:p>
      <text:p text:style-name="Standard"><text:s text:c="2"/>[63,1] = <text:s/>2</text:p>
      <text:p text:style-name="Standard"><text:s text:c="2"/>[64,1] = <text:s/>1</text:p>
      <text:p text:style-name="Standard"><text:s text:c="2"/>[65,1] = <text:s/>2</text:p>
      <text:p text:style-name="Standard"><text:s text:c="2"/>[66,1] = <text:s/>3</text:p>
      <text:p text:style-name="Standard"><text:s text:c="2"/>[67,1] = <text:s/>1</text:p>
      <text:p text:style-name="Standard"><text:s text:c="2"/>[68,1] = <text:s/>2</text:p>
      <text:p text:style-name="Standard"><text:s text:c="2"/>[69,1] = <text:s/>3</text:p>
      <text:p text:style-name="Standard"><text:s text:c="2"/>[70,1] = <text:s/>1</text:p>
      <text:p text:style-name="Standard"><text:s text:c="2"/>[71,1] = <text:s/>2</text:p>
      <text:p text:style-name="Standard"><text:s text:c="2"/>[72,1] = <text:s/>3</text:p>
      <text:p text:style-name="Standard"><text:s text:c="2"/>[73,1] = <text:s/>1</text:p>
      <text:p text:style-name="Standard"><text:s text:c="2"/>[74,1] = <text:s/>2</text:p>
      <text:p text:style-name="Standard"><text:s text:c="2"/>[75,1] = <text:s/>3</text:p>
      <text:p text:style-name="Standard"><text:s text:c="2"/>[76,1] = <text:s/>1</text:p>
      <text:p text:style-name="Standard"><text:s text:c="2"/>[77,1] = <text:s/>2</text:p>
      <text:p text:style-name="Standard"><text:s text:c="2"/>[78,1] = <text:s/>3</text:p>
      <text:p text:style-name="Standard"><text:s text:c="2"/>[79,1] = <text:s/>1</text:p>
      <text:p text:style-name="Standard"><text:s text:c="2"/>[80,1] = <text:s/>2</text:p>
      <text:p text:style-name="Standard"><text:s text:c="2"/>[81,1] = <text:s/>2</text:p>
      <text:p text:style-name="Standard"><text:s text:c="2"/>[82,1] = <text:s/>1</text:p>
      <text:p text:style-name="Standard"><text:s text:c="2"/>[83,1] = <text:s/>2</text:p>
      <text:p text:style-name="Standard"><text:s text:c="2"/>[84,1] = <text:s/>3</text:p>
      <text:p text:style-name="Standard"><text:s text:c="2"/>[85,1] = <text:s/>1</text:p>
      <text:p text:style-name="Standard"><text:s text:c="2"/>[86,1] = <text:s/>2</text:p>
      <text:p text:style-name="Standard"><text:s text:c="2"/>[87,1] = <text:s/>3</text:p>
      <text:p text:style-name="Standard"><text:s text:c="2"/>[88,1] = <text:s/>1</text:p>
      <text:p text:style-name="Standard"><text:s text:c="2"/>[89,1] = <text:s/>2</text:p>
      <text:p text:style-name="Standard"><text:s text:c="2"/>[90,1] = <text:s/>2</text:p>
      <text:p text:style-name="Standard"><text:s text:c="2"/>[91,1] = <text:s/>1</text:p>
      <text:p text:style-name="Standard"><text:s text:c="2"/>[92,1] = <text:s/>2</text:p>
      <text:p text:style-name="Standard"><text:s text:c="2"/>[93,1] = <text:s/>3</text:p>
      <text:p text:style-name="Standard"><text:s text:c="2"/>[94,1] = <text:s/>1</text:p>
      <text:p text:style-name="Standard"><text:s text:c="2"/>[95,1] = <text:s/>2</text:p>
      <text:p text:style-name="Standard"><text:s text:c="2"/>[96,1] = <text:s/>3</text:p>
      <text:p text:style-name="Standard"><text:s text:c="2"/>[97,1] = <text:s/>1</text:p>
      <text:p text:style-name="Standard"><text:s text:c="2"/>[98,1] = <text:s/>2</text:p>
      <text:p text:style-name="Standard"><text:s text:c="2"/>[99,1] = <text:s/>3</text:p>
      <text:p text:style-name="Standard"><text:s text:c="2"/>[100,1] = <text:s/>1</text:p>
      <text:p text:style-name="Standard"><text:s text:c="2"/>[101,1] = <text:s/>2</text:p>
      <text:p text:style-name="Standard"><text:s text:c="2"/>[102,1] = <text:s/>3</text:p>
      <text:p text:style-name="Standard"><text:soft-page-break/><text:s text:c="2"/>[103,1] = <text:s/>1</text:p>
      <text:p text:style-name="Standard"><text:s text:c="2"/>[104,1] = <text:s/>2</text:p>
      <text:p text:style-name="Standard"><text:s text:c="2"/>[105,1] = <text:s/>2</text:p>
      <text:p text:style-name="Standard"><text:s text:c="2"/>[106,1] = <text:s/>1</text:p>
      <text:p text:style-name="Standard"><text:s text:c="2"/>[107,1] = <text:s/>2</text:p>
      <text:p text:style-name="Standard"><text:s text:c="2"/>[108,1] = <text:s/>3</text:p>
      <text:p text:style-name="Standard"><text:s text:c="2"/>[109,1] = <text:s/>1</text:p>
      <text:p text:style-name="Standard"><text:s text:c="2"/>[110,1] = <text:s/>2</text:p>
      <text:p text:style-name="Standard"><text:s text:c="2"/>[111,1] = <text:s/>3</text:p>
      <text:p text:style-name="Standard"><text:s text:c="2"/>[112,1] = <text:s/>1</text:p>
      <text:p text:style-name="Standard"><text:s text:c="2"/>[113,1] = <text:s/>2</text:p>
      <text:p text:style-name="Standard"><text:s text:c="2"/>[114,1] = <text:s/>3</text:p>
      <text:p text:style-name="Standard"><text:s text:c="2"/>[115,1] = <text:s/>1</text:p>
      <text:p text:style-name="Standard"><text:s text:c="2"/>[116,1] = <text:s/>2</text:p>
      <text:p text:style-name="Standard"><text:s text:c="2"/>[117,1] = <text:s/>3</text:p>
      <text:p text:style-name="Standard"><text:s text:c="2"/>[118,1] = <text:s/>1</text:p>
      <text:p text:style-name="Standard"><text:s text:c="2"/>[119,1] = <text:s/>2</text:p>
      <text:p text:style-name="Standard"><text:s text:c="2"/>[120,1] = <text:s/>2</text:p>
      <text:p text:style-name="Standard"><text:s text:c="2"/>[121,1] = <text:s/>1</text:p>
      <text:p text:style-name="Standard"><text:s text:c="2"/>[122,1] = <text:s/>2</text:p>
      <text:p text:style-name="Standard"><text:s text:c="2"/>[123,1] = <text:s/>3</text:p>
      <text:p text:style-name="Standard"><text:s text:c="2"/>[124,1] = <text:s/>1</text:p>
      <text:p text:style-name="Standard"><text:s text:c="2"/>[125,1] = <text:s/>2</text:p>
      <text:p text:style-name="Standard"><text:s text:c="2"/>[126,1] = <text:s/>3</text:p>
      <text:p text:style-name="Standard"><text:s text:c="2"/>[127,1] = <text:s/>1</text:p>
      <text:p text:style-name="Standard"><text:s text:c="2"/>[128,1] = <text:s/>2</text:p>
      <text:p text:style-name="Standard"><text:s text:c="2"/>[129,1] = <text:s/>3</text:p>
      <text:p text:style-name="Standard"><text:s text:c="2"/>[130,1] = <text:s/>1</text:p>
      <text:p text:style-name="Standard"><text:s text:c="2"/>[131,1] = <text:s/>2</text:p>
      <text:p text:style-name="Standard"><text:s text:c="2"/>[132,1] = <text:s/>3</text:p>
      <text:p text:style-name="Standard"><text:s text:c="2"/>[133,1] = <text:s/>1</text:p>
      <text:p text:style-name="Standard"><text:s text:c="2"/>[134,1] = <text:s/>2</text:p>
      <text:p text:style-name="Standard"><text:s text:c="2"/>[135,1] = <text:s/>3</text:p>
      <text:p text:style-name="Standard"><text:s text:c="2"/>[136,1] = <text:s/>1</text:p>
      <text:p text:style-name="Standard"><text:s text:c="2"/>[137,1] = <text:s/>2</text:p>
      <text:p text:style-name="Standard"><text:s text:c="2"/>[138,1] = <text:s/>2</text:p>
      <text:p text:style-name="Standard"><text:s text:c="2"/>[139,1] = <text:s/>1</text:p>
      <text:p text:style-name="Standard"><text:s text:c="2"/>[140,1] = <text:s/>2</text:p>
      <text:p text:style-name="Standard"><text:s text:c="2"/>[141,1] = <text:s/>2</text:p>
      <text:p text:style-name="Standard"><text:s text:c="2"/>[142,1] = <text:s/>1</text:p>
      <text:p text:style-name="Standard"><text:s text:c="2"/>[143,1] = <text:s/>2</text:p>
      <text:p text:style-name="Standard"><text:s text:c="2"/>[144,1] = <text:s/>2</text:p>
      <text:p text:style-name="Standard"><text:s text:c="2"/>[145,1] = <text:s/>1</text:p>
      <text:p text:style-name="Standard"><text:s text:c="2"/>[146,1] = <text:s/>2</text:p>
      <text:p text:style-name="Standard"><text:s text:c="2"/>[147,1] = <text:s/>3</text:p>
      <text:p text:style-name="Standard"><text:s text:c="2"/>[148,1] = <text:s/>1</text:p>
      <text:p text:style-name="Standard"><text:s text:c="2"/>[149,1] = <text:s/>2</text:p>
      <text:p text:style-name="Standard"><text:s text:c="2"/>[150,1] = <text:s/>2</text:p>
      <text:p text:style-name="Standard"><text:s text:c="2"/>[151,1] =</text:p>
      <text:p text:style-name="Standard"/>
      <text:p text:style-name="Standard"><text:s text:c="5"/>2 <text:s text:c="2"/>1</text:p>
      <text:p text:style-name="Standard"/>
      <text:p text:style-name="Standard"><text:soft-page-break/><text:s text:c="2"/>[152,1] = <text:s/>2</text:p>
      <text:p text:style-name="Standard"><text:s text:c="2"/>[153,1] = <text:s/>3</text:p>
      <text:p text:style-name="Standard"><text:s text:c="2"/>[154,1] = <text:s/>1</text:p>
      <text:p text:style-name="Standard"><text:s text:c="2"/>[155,1] = <text:s/>2</text:p>
      <text:p text:style-name="Standard"><text:s text:c="2"/>[156,1] = <text:s/>3</text:p>
      <text:p text:style-name="Standard"><text:s text:c="2"/>[157,1] = <text:s/>1</text:p>
      <text:p text:style-name="Standard"><text:s text:c="2"/>[158,1] = <text:s/>2</text:p>
      <text:p text:style-name="Standard"><text:s text:c="2"/>[159,1] = <text:s/>3</text:p>
      <text:p text:style-name="Standard"><text:s text:c="2"/>[160,1] = <text:s/>1</text:p>
      <text:p text:style-name="Standard"><text:s text:c="2"/>[161,1] = <text:s/>2</text:p>
      <text:p text:style-name="Standard"><text:s text:c="2"/>[162,1] = <text:s/>3</text:p>
      <text:p text:style-name="Standard"><text:s text:c="2"/>[163,1] = <text:s/>1</text:p>
      <text:p text:style-name="Standard"><text:s text:c="2"/>[164,1] = <text:s/>2</text:p>
      <text:p text:style-name="Standard"><text:s text:c="2"/>[165,1] = <text:s/>3</text:p>
      <text:p text:style-name="Standard"><text:s text:c="2"/>[166,1] = <text:s/>1</text:p>
      <text:p text:style-name="Standard"><text:s text:c="2"/>[167,1] = <text:s/>2</text:p>
      <text:p text:style-name="Standard"><text:s text:c="2"/>[168,1] = <text:s/>3</text:p>
      <text:p text:style-name="Standard"><text:s text:c="2"/>[169,1] = <text:s/>1</text:p>
      <text:p text:style-name="Standard"><text:s text:c="2"/>[170,1] = <text:s/>2</text:p>
      <text:p text:style-name="Standard"><text:s text:c="2"/>[171,1] = <text:s/>3</text:p>
      <text:p text:style-name="Standard"><text:s text:c="2"/>[172,1] = <text:s/>1</text:p>
      <text:p text:style-name="Standard"><text:s text:c="2"/>[173,1] = <text:s/>2</text:p>
      <text:p text:style-name="Standard"><text:s text:c="2"/>[174,1] = <text:s/>3</text:p>
      <text:p text:style-name="Standard"><text:s text:c="2"/>[175,1] = <text:s/>1</text:p>
      <text:p text:style-name="Standard"><text:s text:c="2"/>[176,1] = <text:s/>2</text:p>
      <text:p text:style-name="Standard"><text:s text:c="2"/>[177,1] = <text:s/>3</text:p>
      <text:p text:style-name="Standard"><text:s text:c="2"/>[178,1] = <text:s/>1</text:p>
      <text:p text:style-name="Standard"><text:s text:c="2"/>[179,1] = <text:s/>2</text:p>
      <text:p text:style-name="Standard"><text:s text:c="2"/>[180,1] = <text:s/>3</text:p>
      <text:p text:style-name="Standard"><text:s text:c="2"/>[181,1] = <text:s/>1</text:p>
      <text:p text:style-name="Standard"><text:s text:c="2"/>[182,1] = <text:s/>2</text:p>
      <text:p text:style-name="Standard"><text:s text:c="2"/>[183,1] = <text:s/>3</text:p>
      <text:p text:style-name="Standard"><text:s text:c="2"/>[184,1] = <text:s/>1</text:p>
      <text:p text:style-name="Standard"><text:s text:c="2"/>[185,1] = <text:s/>2</text:p>
      <text:p text:style-name="Standard"><text:s text:c="2"/>[186,1] = <text:s/>3</text:p>
      <text:p text:style-name="Standard"><text:s text:c="2"/>[187,1] = <text:s/>1</text:p>
      <text:p text:style-name="Standard"><text:s text:c="2"/>[188,1] = <text:s/>2</text:p>
      <text:p text:style-name="Standard"><text:s text:c="2"/>[189,1] = <text:s/>3</text:p>
      <text:p text:style-name="Standard"><text:s text:c="2"/>[190,1] = <text:s/>1</text:p>
      <text:p text:style-name="Standard"><text:s text:c="2"/>[191,1] = <text:s/>2</text:p>
      <text:p text:style-name="Standard"><text:s text:c="2"/>[192,1] = <text:s/>3</text:p>
      <text:p text:style-name="Standard"><text:s text:c="2"/>[193,1] = <text:s/>1</text:p>
      <text:p text:style-name="Standard"><text:s text:c="2"/>[194,1] = <text:s/>2</text:p>
      <text:p text:style-name="Standard"><text:s text:c="2"/>[195,1] = <text:s/>3</text:p>
      <text:p text:style-name="Standard"><text:s text:c="2"/>[196,1] = <text:s/>1</text:p>
      <text:p text:style-name="Standard"><text:s text:c="2"/>[197,1] = <text:s/>2</text:p>
      <text:p text:style-name="Standard"><text:s text:c="2"/>[198,1] = <text:s/>3</text:p>
      <text:p text:style-name="Standard"><text:s text:c="2"/>[199,1] = <text:s/>1</text:p>
      <text:p text:style-name="Standard"><text:s text:c="2"/>[200,1] = <text:s/>2</text:p>
      <text:p text:style-name="Standard"><text:s text:c="2"/>[201,1] = <text:s/>3</text:p>
      <text:p text:style-name="Standard"><text:s text:c="2"/>[202,1] = <text:s/>1</text:p>
      <text:p text:style-name="Standard"><text:s text:c="2"/>[203,1] = <text:s/>2</text:p>
      <text:p text:style-name="Standard"><text:soft-page-break/><text:s text:c="2"/>[204,1] = <text:s/>2</text:p>
      <text:p text:style-name="Standard"><text:s text:c="2"/>[205,1] = <text:s/>1</text:p>
      <text:p text:style-name="Standard"><text:s text:c="2"/>[206,1] = <text:s/>2</text:p>
      <text:p text:style-name="Standard"><text:s text:c="2"/>[207,1] = <text:s/>2</text:p>
      <text:p text:style-name="Standard"><text:s text:c="2"/>[208,1] = <text:s/>1</text:p>
      <text:p text:style-name="Standard"><text:s text:c="2"/>[209,1] = <text:s/>2</text:p>
      <text:p text:style-name="Standard"><text:s text:c="2"/>[210,1] = <text:s/>3</text:p>
      <text:p text:style-name="Standard"><text:s text:c="2"/>[211,1] = <text:s/>1</text:p>
      <text:p text:style-name="Standard"><text:s text:c="2"/>[212,1] = <text:s/>2</text:p>
      <text:p text:style-name="Standard"><text:s text:c="2"/>[213,1] = <text:s/>3</text:p>
      <text:p text:style-name="Standard"><text:s text:c="2"/>[214,1] = <text:s/>1</text:p>
      <text:p text:style-name="Standard"><text:s text:c="2"/>[215,1] = <text:s/>2</text:p>
      <text:p text:style-name="Standard"><text:s text:c="2"/>[216,1] = <text:s/>3</text:p>
      <text:p text:style-name="Standard"><text:s text:c="2"/>[217,1] = <text:s/>1</text:p>
      <text:p text:style-name="Standard"><text:s text:c="2"/>[218,1] = <text:s/>2</text:p>
      <text:p text:style-name="Standard"><text:s text:c="2"/>[219,1] = <text:s/>3</text:p>
      <text:p text:style-name="Standard"><text:s text:c="2"/>[220,1] = <text:s/>1</text:p>
      <text:p text:style-name="Standard"><text:s text:c="2"/>[221,1] = <text:s/>2</text:p>
      <text:p text:style-name="Standard"><text:s text:c="2"/>[222,1] = <text:s/>3</text:p>
      <text:p text:style-name="Standard"><text:s text:c="2"/>[223,1] = <text:s/>1</text:p>
      <text:p text:style-name="Standard"><text:s text:c="2"/>[224,1] = <text:s/>2</text:p>
      <text:p text:style-name="Standard"><text:s text:c="2"/>[225,1] = <text:s/>3</text:p>
      <text:p text:style-name="Standard"><text:s text:c="2"/>[226,1] = <text:s/>1</text:p>
      <text:p text:style-name="Standard"><text:s text:c="2"/>[227,1] = <text:s/>2</text:p>
      <text:p text:style-name="Standard"><text:s text:c="2"/>[228,1] = <text:s/>3</text:p>
      <text:p text:style-name="Standard"><text:s text:c="2"/>[229,1] = <text:s/>1</text:p>
      <text:p text:style-name="Standard"><text:s text:c="2"/>[230,1] = <text:s/>2</text:p>
      <text:p text:style-name="Standard"><text:s text:c="2"/>[231,1] = <text:s/>3</text:p>
      <text:p text:style-name="Standard"><text:s text:c="2"/>[232,1] = <text:s/>1</text:p>
      <text:p text:style-name="Standard"><text:s text:c="2"/>[233,1] = <text:s/>2</text:p>
      <text:p text:style-name="Standard"><text:s text:c="2"/>[234,1] = <text:s/>2</text:p>
      <text:p text:style-name="Standard"><text:s text:c="2"/>[235,1] = <text:s/>1</text:p>
      <text:p text:style-name="Standard"><text:s text:c="2"/>[236,1] = <text:s/>2</text:p>
      <text:p text:style-name="Standard"><text:s text:c="2"/>[237,1] = <text:s/>3</text:p>
      <text:p text:style-name="Standard"><text:s text:c="2"/>[238,1] = <text:s/>1</text:p>
      <text:p text:style-name="Standard"><text:s text:c="2"/>[239,1] = <text:s/>2</text:p>
      <text:p text:style-name="Standard"><text:s text:c="2"/>[240,1] = <text:s/>3</text:p>
      <text:p text:style-name="Standard"><text:s text:c="2"/>[241,1] = <text:s/>1</text:p>
      <text:p text:style-name="Standard"><text:s text:c="2"/>[242,1] = [](0x0)</text:p>
      <text:p text:style-name="Standard"><text:s text:c="2"/>[243,1] = <text:s/>3</text:p>
      <text:p text:style-name="Standard"><text:s text:c="2"/>[244,1] = <text:s/>1</text:p>
      <text:p text:style-name="Standard"><text:s text:c="2"/>[245,1] = <text:s/>2</text:p>
      <text:p text:style-name="Standard"><text:s text:c="2"/>[246,1] = <text:s/>3</text:p>
      <text:p text:style-name="Standard"><text:s text:c="2"/>[247,1] = <text:s/>1</text:p>
      <text:p text:style-name="Standard"><text:s text:c="2"/>[248,1] =</text:p>
      <text:p text:style-name="Standard"/>
      <text:p text:style-name="Standard"><text:s text:c="5"/>3 <text:s text:c="2"/>2</text:p>
      <text:p text:style-name="Standard"/>
      <text:p text:style-name="Standard"><text:s text:c="2"/>[249,1] = <text:s/>3</text:p>
      <text:p text:style-name="Standard"><text:s text:c="2"/>[250,1] = <text:s/>1</text:p>
      <text:p text:style-name="Standard"><text:s text:c="2"/>[251,1] = <text:s/>2</text:p>
      <text:p text:style-name="Standard"><text:s text:c="2"/>[252,1] = <text:s/>2</text:p>
      <text:p text:style-name="Standard"><text:soft-page-break/><text:s text:c="2"/>[253,1] = <text:s/>1</text:p>
      <text:p text:style-name="Standard"><text:s text:c="2"/>[254,1] = <text:s/>2</text:p>
      <text:p text:style-name="Standard"><text:s text:c="2"/>[255,1] = <text:s/>3</text:p>
      <text:p text:style-name="Standard"><text:s text:c="2"/>[256,1] = <text:s/>1</text:p>
      <text:p text:style-name="Standard"><text:s text:c="2"/>[257,1] = <text:s/>2</text:p>
      <text:p text:style-name="Standard"><text:s text:c="2"/>[258,1] = <text:s/>3</text:p>
      <text:p text:style-name="Standard"><text:s text:c="2"/>[259,1] = <text:s/>1</text:p>
      <text:p text:style-name="Standard"><text:s text:c="2"/>[260,1] = <text:s/>2</text:p>
      <text:p text:style-name="Standard"><text:s text:c="2"/>[261,1] = <text:s/>3</text:p>
      <text:p text:style-name="Standard"><text:s text:c="2"/>[262,1] = <text:s/>1</text:p>
      <text:p text:style-name="Standard"><text:s text:c="2"/>[263,1] = <text:s/>2</text:p>
      <text:p text:style-name="Standard"><text:s text:c="2"/>[264,1] = <text:s/>3</text:p>
      <text:p text:style-name="Standard"><text:s text:c="2"/>[265,1] = <text:s/>1</text:p>
      <text:p text:style-name="Standard"><text:s text:c="2"/>[266,1] = <text:s/>2</text:p>
      <text:p text:style-name="Standard"><text:s text:c="2"/>[267,1] = <text:s/>3</text:p>
      <text:p text:style-name="Standard"><text:s text:c="2"/>[268,1] = <text:s/>1</text:p>
      <text:p text:style-name="Standard"><text:s text:c="2"/>[269,1] = <text:s/>2</text:p>
      <text:p text:style-name="Standard"><text:s text:c="2"/>[270,1] = <text:s/>3</text:p>
      <text:p text:style-name="Standard"><text:s text:c="2"/>[271,1] = <text:s/>1</text:p>
      <text:p text:style-name="Standard"><text:s text:c="2"/>[272,1] = <text:s/>2</text:p>
      <text:p text:style-name="Standard"><text:s text:c="2"/>[273,1] = <text:s/>3</text:p>
      <text:p text:style-name="Standard"><text:s text:c="2"/>[274,1] = <text:s/>1</text:p>
      <text:p text:style-name="Standard"><text:s text:c="2"/>[275,1] = <text:s/>2</text:p>
      <text:p text:style-name="Standard"><text:s text:c="2"/>[276,1] = <text:s/>2</text:p>
      <text:p text:style-name="Standard"><text:s text:c="2"/>[277,1] = <text:s/>1</text:p>
      <text:p text:style-name="Standard"><text:s text:c="2"/>[278,1] = <text:s/>2</text:p>
      <text:p text:style-name="Standard"><text:s text:c="2"/>[279,1] = <text:s/>2</text:p>
      <text:p text:style-name="Standard"><text:s text:c="2"/>[280,1] = <text:s/>1</text:p>
      <text:p text:style-name="Standard"><text:s text:c="2"/>[281,1] = <text:s/>2</text:p>
      <text:p text:style-name="Standard"><text:s text:c="2"/>[282,1] = <text:s/>3</text:p>
      <text:p text:style-name="Standard"><text:s text:c="2"/>[283,1] = <text:s/>1</text:p>
      <text:p text:style-name="Standard"><text:s text:c="2"/>[284,1] = <text:s/>2</text:p>
      <text:p text:style-name="Standard"><text:s text:c="2"/>[285,1] = <text:s/>2</text:p>
      <text:p text:style-name="Standard"><text:s text:c="2"/>[286,1] = <text:s/>1</text:p>
      <text:p text:style-name="Standard"><text:s text:c="2"/>[287,1] = <text:s/>2</text:p>
      <text:p text:style-name="Standard"><text:s text:c="2"/>[288,1] = <text:s/>3</text:p>
      <text:p text:style-name="Standard"><text:s text:c="2"/>[289,1] = <text:s/>1</text:p>
      <text:p text:style-name="Standard"><text:s text:c="2"/>[290,1] = <text:s/>2</text:p>
      <text:p text:style-name="Standard"><text:s text:c="2"/>[291,1] = <text:s/>3</text:p>
      <text:p text:style-name="Standard"><text:s text:c="2"/>[292,1] = <text:s/>1</text:p>
      <text:p text:style-name="Standard"><text:s text:c="2"/>[293,1] = <text:s/>2</text:p>
      <text:p text:style-name="Standard"><text:s text:c="2"/>[294,1] = <text:s/>3</text:p>
      <text:p text:style-name="Standard"><text:s text:c="2"/>[295,1] = <text:s/>1</text:p>
      <text:p text:style-name="Standard"><text:s text:c="2"/>[296,1] = <text:s/>2</text:p>
      <text:p text:style-name="Standard"><text:s text:c="2"/>[297,1] = <text:s/>3</text:p>
      <text:p text:style-name="Standard"><text:s text:c="2"/>[298,1] = <text:s/>1</text:p>
      <text:p text:style-name="Standard"><text:s text:c="2"/>[299,1] = <text:s/>2</text:p>
      <text:p text:style-name="Standard"><text:s text:c="2"/>[300,1] = <text:s/>3</text:p>
      <text:p text:style-name="Standard"><text:s text:c="2"/>[301,1] = <text:s/>1</text:p>
      <text:p text:style-name="Standard"><text:s text:c="2"/>[302,1] = <text:s/>2</text:p>
      <text:p text:style-name="Standard"><text:s text:c="2"/>[303,1] = <text:s/>2</text:p>
      <text:p text:style-name="Standard"><text:s text:c="2"/>[304,1] = <text:s/>1</text:p>
      <text:p text:style-name="Standard"><text:soft-page-break/><text:s text:c="2"/>[305,1] = <text:s/>2</text:p>
      <text:p text:style-name="Standard"><text:s text:c="2"/>[306,1] = <text:s/>2</text:p>
      <text:p text:style-name="Standard"><text:s text:c="2"/>[307,1] = <text:s/>1</text:p>
      <text:p text:style-name="Standard"><text:s text:c="2"/>[308,1] = <text:s/>2</text:p>
      <text:p text:style-name="Standard"><text:s text:c="2"/>[309,1] = <text:s/>3</text:p>
      <text:p text:style-name="Standard"><text:s text:c="2"/>[310,1] = <text:s/>1</text:p>
      <text:p text:style-name="Standard"><text:s text:c="2"/>[311,1] = <text:s/>2</text:p>
      <text:p text:style-name="Standard"><text:s text:c="2"/>[312,1] = <text:s/>3</text:p>
      <text:p text:style-name="Standard"><text:s text:c="2"/>[313,1] = <text:s/>1</text:p>
      <text:p text:style-name="Standard"><text:s text:c="2"/>[314,1] = <text:s/>2</text:p>
      <text:p text:style-name="Standard"><text:s text:c="2"/>[315,1] = <text:s/>3</text:p>
      <text:p text:style-name="Standard"><text:s text:c="2"/>[316,1] = <text:s/>1</text:p>
      <text:p text:style-name="Standard"><text:s text:c="2"/>[317,1] = <text:s/>2</text:p>
      <text:p text:style-name="Standard"><text:s text:c="2"/>[318,1] = <text:s/>3</text:p>
      <text:p text:style-name="Standard"><text:s text:c="2"/>[319,1] = <text:s/>1</text:p>
      <text:p text:style-name="Standard"><text:s text:c="2"/>[320,1] = <text:s/>2</text:p>
      <text:p text:style-name="Standard"><text:s text:c="2"/>[321,1] = <text:s/>3</text:p>
      <text:p text:style-name="Standard"><text:s text:c="2"/>[322,1] = <text:s/>1</text:p>
      <text:p text:style-name="Standard"><text:s text:c="2"/>[323,1] = <text:s/>2</text:p>
      <text:p text:style-name="Standard"><text:s text:c="2"/>[324,1] = <text:s/>3</text:p>
      <text:p text:style-name="Standard"><text:s text:c="2"/>[325,1] = <text:s/>1</text:p>
      <text:p text:style-name="Standard"><text:s text:c="2"/>[326,1] = <text:s/>2</text:p>
      <text:p text:style-name="Standard"><text:s text:c="2"/>[327,1] = <text:s/>3</text:p>
      <text:p text:style-name="Standard"><text:s text:c="2"/>[328,1] = <text:s/>1</text:p>
      <text:p text:style-name="Standard"><text:s text:c="2"/>[329,1] = <text:s/>2</text:p>
      <text:p text:style-name="Standard"><text:s text:c="2"/>[330,1] = <text:s/>3</text:p>
      <text:p text:style-name="Standard"><text:s text:c="2"/>[331,1] = <text:s/>1</text:p>
      <text:p text:style-name="Standard"><text:s text:c="2"/>[332,1] = <text:s/>2</text:p>
      <text:p text:style-name="Standard"><text:s text:c="2"/>[333,1] = <text:s/>3</text:p>
      <text:p text:style-name="Standard"><text:s text:c="2"/>[334,1] = <text:s/>1</text:p>
      <text:p text:style-name="Standard"><text:s text:c="2"/>[335,1] = <text:s/>2</text:p>
      <text:p text:style-name="Standard"><text:s text:c="2"/>[336,1] = <text:s/>2</text:p>
      <text:p text:style-name="Standard"><text:s text:c="2"/>[337,1] = <text:s/>1</text:p>
      <text:p text:style-name="Standard"><text:s text:c="2"/>[338,1] = <text:s/>2</text:p>
      <text:p text:style-name="Standard"><text:s text:c="2"/>[339,1] = <text:s/>2</text:p>
      <text:p text:style-name="Standard"><text:s text:c="2"/>[340,1] = <text:s/>1</text:p>
      <text:p text:style-name="Standard"><text:s text:c="2"/>[341,1] = <text:s/>2</text:p>
      <text:p text:style-name="Standard"><text:s text:c="2"/>[342,1] = <text:s/>3</text:p>
      <text:p text:style-name="Standard"><text:s text:c="2"/>[343,1] = <text:s/>1</text:p>
      <text:p text:style-name="Standard"><text:s text:c="2"/>[344,1] = <text:s/>2</text:p>
      <text:p text:style-name="Standard"><text:s text:c="2"/>[345,1] = <text:s/>3</text:p>
      <text:p text:style-name="Standard"><text:s text:c="2"/>[346,1] = <text:s/>1</text:p>
      <text:p text:style-name="Standard"><text:s text:c="2"/>[347,1] = <text:s/>2</text:p>
      <text:p text:style-name="Standard"><text:s text:c="2"/>[348,1] = <text:s/>2</text:p>
      <text:p text:style-name="Standard"><text:s text:c="2"/>[349,1] = <text:s/>1</text:p>
      <text:p text:style-name="Standard"><text:s text:c="2"/>[350,1] = <text:s/>2</text:p>
      <text:p text:style-name="Standard"><text:s text:c="2"/>[351,1] = <text:s/>3</text:p>
      <text:p text:style-name="Standard"><text:s text:c="2"/>[352,1] = <text:s/>1</text:p>
      <text:p text:style-name="Standard"><text:s text:c="2"/>[353,1] = <text:s/>2</text:p>
      <text:p text:style-name="Standard"><text:s text:c="2"/>[354,1] = <text:s/>3</text:p>
      <text:p text:style-name="Standard"><text:s text:c="2"/>[355,1] = <text:s/>1</text:p>
      <text:p text:style-name="Standard"><text:s text:c="2"/>[356,1] = <text:s/>2</text:p>
      <text:p text:style-name="Standard"><text:soft-page-break/><text:s text:c="2"/>[357,1] = <text:s/>3</text:p>
      <text:p text:style-name="Standard"><text:s text:c="2"/>[358,1] = <text:s/>1</text:p>
      <text:p text:style-name="Standard"><text:s text:c="2"/>[359,1] = <text:s/>2</text:p>
      <text:p text:style-name="Standard"><text:s text:c="2"/>[360,1] = <text:s/>3</text:p>
      <text:p text:style-name="Standard"><text:s text:c="2"/>[361,1] = <text:s/>1</text:p>
      <text:p text:style-name="Standard"><text:s text:c="2"/>[362,1] = <text:s/>2</text:p>
      <text:p text:style-name="Standard"><text:s text:c="2"/>[363,1] = <text:s/>3</text:p>
      <text:p text:style-name="Standard"><text:s text:c="2"/>[364,1] = <text:s/>1</text:p>
      <text:p text:style-name="Standard"><text:s text:c="2"/>[365,1] = <text:s/>2</text:p>
      <text:p text:style-name="Standard"><text:s text:c="2"/>[366,1] = <text:s/>3</text:p>
      <text:p text:style-name="Standard"><text:s text:c="2"/>[367,1] = <text:s/>1</text:p>
      <text:p text:style-name="Standard"><text:s text:c="2"/>[368,1] = <text:s/>2</text:p>
      <text:p text:style-name="Standard"><text:s text:c="2"/>[369,1] = <text:s/>2</text:p>
      <text:p text:style-name="Standard"><text:s text:c="2"/>[370,1] = <text:s/>1</text:p>
      <text:p text:style-name="Standard"><text:s text:c="2"/>[371,1] = <text:s/>2</text:p>
      <text:p text:style-name="Standard"><text:s text:c="2"/>[372,1] = <text:s/>3</text:p>
      <text:p text:style-name="Standard"><text:s text:c="2"/>[373,1] = <text:s/>1</text:p>
      <text:p text:style-name="Standard"><text:s text:c="2"/>[374,1] = <text:s/>2</text:p>
      <text:p text:style-name="Standard"><text:s text:c="2"/>[375,1] = <text:s/>3</text:p>
      <text:p text:style-name="Standard"><text:s text:c="2"/>[376,1] = <text:s/>1</text:p>
      <text:p text:style-name="Standard"><text:s text:c="2"/>[377,1] = <text:s/>2</text:p>
      <text:p text:style-name="Standard"><text:s text:c="2"/>[378,1] = <text:s/>2</text:p>
      <text:p text:style-name="Standard"><text:s text:c="2"/>[379,1] =</text:p>
      <text:p text:style-name="Standard"/>
      <text:p text:style-name="Standard"><text:s text:c="5"/>2 <text:s text:c="2"/>1</text:p>
      <text:p text:style-name="Standard"/>
      <text:p text:style-name="Standard"><text:s text:c="2"/>[380,1] = <text:s/>2</text:p>
      <text:p text:style-name="Standard"><text:s text:c="2"/>[381,1] = <text:s/>2</text:p>
      <text:p text:style-name="Standard"><text:s text:c="2"/>[382,1] = <text:s/>1</text:p>
      <text:p text:style-name="Standard"><text:s text:c="2"/>[383,1] = <text:s/>2</text:p>
      <text:p text:style-name="Standard"><text:s text:c="2"/>[384,1] = <text:s/>2</text:p>
      <text:p text:style-name="Standard"><text:s text:c="2"/>[385,1] = <text:s/>1</text:p>
      <text:p text:style-name="Standard"><text:s text:c="2"/>[386,1] = <text:s/>2</text:p>
      <text:p text:style-name="Standard"><text:s text:c="2"/>[387,1] = <text:s/>3</text:p>
      <text:p text:style-name="Standard"><text:s text:c="2"/>[388,1] = <text:s/>1</text:p>
      <text:p text:style-name="Standard"><text:s text:c="2"/>[389,1] = <text:s/>2</text:p>
      <text:p text:style-name="Standard"><text:s text:c="2"/>[390,1] = <text:s/>3</text:p>
      <text:p text:style-name="Standard"><text:s text:c="2"/>[391,1] = <text:s/>1</text:p>
      <text:p text:style-name="Standard"><text:s text:c="2"/>[392,1] = <text:s/>2</text:p>
      <text:p text:style-name="Standard"><text:s text:c="2"/>[393,1] = <text:s/>3</text:p>
      <text:p text:style-name="Standard"><text:s text:c="2"/>[394,1] = <text:s/>1</text:p>
      <text:p text:style-name="Standard"><text:s text:c="2"/>[395,1] = <text:s/>2</text:p>
      <text:p text:style-name="Standard"><text:s text:c="2"/>[396,1] = <text:s/>3</text:p>
      <text:p text:style-name="Standard"><text:s text:c="2"/>[397,1] = <text:s/>1</text:p>
      <text:p text:style-name="Standard"><text:s text:c="2"/>[398,1] = <text:s/>2</text:p>
      <text:p text:style-name="Standard"><text:s text:c="2"/>[399,1] = <text:s/>3</text:p>
      <text:p text:style-name="Standard"><text:s text:c="2"/>[400,1] = <text:s/>1</text:p>
      <text:p text:style-name="Standard"><text:s text:c="2"/>[401,1] = <text:s/>2</text:p>
      <text:p text:style-name="Standard"><text:s text:c="2"/>[402,1] = <text:s/>3</text:p>
      <text:p text:style-name="Standard"><text:s text:c="2"/>[403,1] = <text:s/>1</text:p>
      <text:p text:style-name="Standard"><text:s text:c="2"/>[404,1] = <text:s/>2</text:p>
      <text:p text:style-name="Standard"><text:s text:c="2"/>[405,1] = <text:s/>3</text:p>
      <text:p text:style-name="Standard"><text:soft-page-break/><text:s text:c="2"/>[406,1] = <text:s/>1</text:p>
      <text:p text:style-name="Standard"><text:s text:c="2"/>[407,1] = <text:s/>2</text:p>
      <text:p text:style-name="Standard"><text:s text:c="2"/>[408,1] = <text:s/>3</text:p>
      <text:p text:style-name="Standard"><text:s text:c="2"/>[409,1] = <text:s/>1</text:p>
      <text:p text:style-name="Standard"><text:s text:c="2"/>[410,1] = <text:s/>2</text:p>
      <text:p text:style-name="Standard"><text:s text:c="2"/>[411,1] = <text:s/>2</text:p>
      <text:p text:style-name="Standard"><text:s text:c="2"/>[412,1] = <text:s/>1</text:p>
      <text:p text:style-name="Standard"><text:s text:c="2"/>[413,1] = <text:s/>2</text:p>
      <text:p text:style-name="Standard"><text:s text:c="2"/>[414,1] = <text:s/>2</text:p>
      <text:p text:style-name="Standard"><text:s text:c="2"/>[415,1] = <text:s/>1</text:p>
      <text:p text:style-name="Standard"><text:s text:c="2"/>[416,1] = <text:s/>2</text:p>
      <text:p text:style-name="Standard"><text:s text:c="2"/>[417,1] = <text:s/>3</text:p>
      <text:p text:style-name="Standard"><text:s text:c="2"/>[418,1] = <text:s/>1</text:p>
      <text:p text:style-name="Standard"><text:s text:c="2"/>[419,1] = <text:s/>2</text:p>
      <text:p text:style-name="Standard"><text:s text:c="2"/>[420,1] = <text:s/>3</text:p>
      <text:p text:style-name="Standard"><text:s text:c="2"/>[421,1] = <text:s/>1</text:p>
      <text:p text:style-name="Standard"><text:s text:c="2"/>[422,1] = <text:s/>2</text:p>
      <text:p text:style-name="Standard"><text:s text:c="2"/>[423,1] = <text:s/>3</text:p>
      <text:p text:style-name="Standard"><text:s text:c="2"/>[424,1] = <text:s/>1</text:p>
      <text:p text:style-name="Standard"><text:s text:c="2"/>[425,1] = <text:s/>2</text:p>
      <text:p text:style-name="Standard"><text:s text:c="2"/>[426,1] = <text:s/>3</text:p>
      <text:p text:style-name="Standard"><text:s text:c="2"/>[427,1] = <text:s/>1</text:p>
      <text:p text:style-name="Standard"><text:s text:c="2"/>[428,1] = <text:s/>2</text:p>
      <text:p text:style-name="Standard"><text:s text:c="2"/>[429,1] = <text:s/>3</text:p>
      <text:p text:style-name="Standard"><text:s text:c="2"/>[430,1] = <text:s/>1</text:p>
      <text:p text:style-name="Standard"><text:s text:c="2"/>[431,1] = <text:s/>2</text:p>
      <text:p text:style-name="Standard"><text:s text:c="2"/>[432,1] = <text:s/>3</text:p>
      <text:p text:style-name="Standard"><text:s text:c="2"/>[433,1] = <text:s/>1</text:p>
      <text:p text:style-name="Standard"><text:s text:c="2"/>[434,1] = <text:s/>2</text:p>
      <text:p text:style-name="Standard"><text:s text:c="2"/>[435,1] = <text:s/>3</text:p>
      <text:p text:style-name="Standard"><text:s text:c="2"/>[436,1] = <text:s/>1</text:p>
      <text:p text:style-name="Standard"><text:s text:c="2"/>[437,1] = <text:s/>2</text:p>
      <text:p text:style-name="Standard"><text:s text:c="2"/>[438,1] = <text:s/>2</text:p>
      <text:p text:style-name="Standard"><text:s text:c="2"/>[439,1] = <text:s/>1</text:p>
      <text:p text:style-name="Standard"><text:s text:c="2"/>[440,1] = <text:s/>2</text:p>
      <text:p text:style-name="Standard"><text:s text:c="2"/>[441,1] = <text:s/>3</text:p>
      <text:p text:style-name="Standard"><text:s text:c="2"/>[442,1] = <text:s/>1</text:p>
      <text:p text:style-name="Standard"><text:s text:c="2"/>[443,1] = <text:s/>2</text:p>
      <text:p text:style-name="Standard"><text:s text:c="2"/>[444,1] = <text:s/>2</text:p>
      <text:p text:style-name="Standard"><text:s text:c="2"/>[445,1] = <text:s/>1</text:p>
      <text:p text:style-name="Standard"><text:s text:c="2"/>[446,1] = <text:s/>2</text:p>
      <text:p text:style-name="Standard"><text:s text:c="2"/>[447,1] = <text:s/>3</text:p>
      <text:p text:style-name="Standard"><text:s text:c="2"/>[448,1] = [](0x0)</text:p>
      <text:p text:style-name="Standard"><text:s text:c="2"/>[449,1] = <text:s/>2</text:p>
      <text:p text:style-name="Standard"><text:s text:c="2"/>[450,1] = <text:s/>3</text:p>
      <text:p text:style-name="Standard"><text:s text:c="2"/>[451,1] = <text:s/>1</text:p>
      <text:p text:style-name="Standard"><text:s text:c="2"/>[452,1] = <text:s/>2</text:p>
      <text:p text:style-name="Standard"><text:s text:c="2"/>[453,1] = <text:s/>2</text:p>
      <text:p text:style-name="Standard"><text:s text:c="2"/>[454,1] = <text:s/>1</text:p>
      <text:p text:style-name="Standard"><text:s text:c="2"/>[455,1] = <text:s/>2</text:p>
      <text:p text:style-name="Standard"><text:s text:c="2"/>[456,1] = <text:s/>3</text:p>
      <text:p text:style-name="Standard"><text:s text:c="2"/>[457,1] = <text:s/>1</text:p>
      <text:p text:style-name="Standard"><text:soft-page-break/><text:s text:c="2"/>[458,1] = <text:s/>2</text:p>
      <text:p text:style-name="Standard"><text:s text:c="2"/>[459,1] = <text:s/>3</text:p>
      <text:p text:style-name="Standard"><text:s text:c="2"/>[460,1] = <text:s/>1</text:p>
      <text:p text:style-name="Standard"><text:s text:c="2"/>[461,1] = <text:s/>2</text:p>
      <text:p text:style-name="Standard"><text:s text:c="2"/>[462,1] = <text:s/>3</text:p>
      <text:p text:style-name="Standard"><text:s text:c="2"/>[463,1] = <text:s/>1</text:p>
      <text:p text:style-name="Standard"><text:s text:c="2"/>[464,1] = <text:s/>2</text:p>
      <text:p text:style-name="Standard"><text:s text:c="2"/>[465,1] = <text:s/>3</text:p>
      <text:p text:style-name="Standard"><text:s text:c="2"/>[466,1] = <text:s/>1</text:p>
      <text:p text:style-name="Standard"><text:s text:c="2"/>[467,1] = <text:s/>2</text:p>
      <text:p text:style-name="Standard"><text:s text:c="2"/>[468,1] = <text:s/>3</text:p>
      <text:p text:style-name="Standard"><text:s text:c="2"/>[469,1] = <text:s/>1</text:p>
      <text:p text:style-name="Standard"><text:s text:c="2"/>[470,1] = <text:s/>2</text:p>
      <text:p text:style-name="Standard"><text:s text:c="2"/>[471,1] = <text:s/>3</text:p>
      <text:p text:style-name="Standard"><text:s text:c="2"/>[472,1] = <text:s/>1</text:p>
      <text:p text:style-name="Standard"><text:s text:c="2"/>[473,1] = <text:s/>2</text:p>
      <text:p text:style-name="Standard"><text:s text:c="2"/>[474,1] = <text:s/>3</text:p>
      <text:p text:style-name="Standard"><text:s text:c="2"/>[475,1] = <text:s/>1</text:p>
      <text:p text:style-name="Standard"><text:s text:c="2"/>[476,1] = <text:s/>2</text:p>
      <text:p text:style-name="Standard"><text:s text:c="2"/>[477,1] = <text:s/>3</text:p>
      <text:p text:style-name="Standard"><text:s text:c="2"/>[478,1] = <text:s/>1</text:p>
      <text:p text:style-name="Standard"><text:s text:c="2"/>[479,1] = <text:s/>2</text:p>
      <text:p text:style-name="Standard"><text:s text:c="2"/>[480,1] = <text:s/>2</text:p>
      <text:p text:style-name="Standard"><text:s text:c="2"/>[481,1] = <text:s/>1</text:p>
      <text:p text:style-name="Standard"><text:s text:c="2"/>[482,1] = <text:s/>2</text:p>
      <text:p text:style-name="Standard"><text:s text:c="2"/>[483,1] = <text:s/>2</text:p>
      <text:p text:style-name="Standard"><text:s text:c="2"/>[484,1] = <text:s/>1</text:p>
      <text:p text:style-name="Standard"><text:s text:c="2"/>[485,1] = <text:s/>2</text:p>
      <text:p text:style-name="Standard"><text:s text:c="2"/>[486,1] = <text:s/>3</text:p>
      <text:p text:style-name="Standard"><text:s text:c="2"/>[487,1] = <text:s/>1</text:p>
      <text:p text:style-name="Standard"><text:s text:c="2"/>[488,1] = <text:s/>2</text:p>
      <text:p text:style-name="Standard"><text:s text:c="2"/>[489,1] = <text:s/>2</text:p>
      <text:p text:style-name="Standard"><text:s text:c="2"/>[490,1] = <text:s/>1</text:p>
      <text:p text:style-name="Standard"><text:s text:c="2"/>[491,1] = <text:s/>2</text:p>
      <text:p text:style-name="Standard"><text:s text:c="2"/>[492,1] = <text:s/>3</text:p>
      <text:p text:style-name="Standard"><text:s text:c="2"/>[493,1] = <text:s/>1</text:p>
      <text:p text:style-name="Standard"><text:s text:c="2"/>[494,1] = <text:s/>2</text:p>
      <text:p text:style-name="Standard"><text:s text:c="2"/>[495,1] = <text:s/>2</text:p>
      <text:p text:style-name="Standard"><text:s text:c="2"/>[496,1] = <text:s/>1</text:p>
      <text:p text:style-name="Standard"><text:s text:c="2"/>[497,1] = <text:s/>2</text:p>
      <text:p text:style-name="Standard"><text:s text:c="2"/>[498,1] = <text:s/>3</text:p>
      <text:p text:style-name="Standard"><text:s text:c="2"/>[499,1] = <text:s/>1</text:p>
      <text:p text:style-name="Standard"><text:s text:c="2"/>[500,1] = <text:s/>2</text:p>
      <text:p text:style-name="Standard"><text:s text:c="2"/>[501,1] = <text:s/>3</text:p>
      <text:p text:style-name="Standard"><text:s text:c="2"/>[502,1] = <text:s/>1</text:p>
      <text:p text:style-name="Standard"><text:s text:c="2"/>[503,1] = <text:s/>2</text:p>
      <text:p text:style-name="Standard"><text:s text:c="2"/>[504,1] =</text:p>
      <text:p text:style-name="Standard"/>
      <text:p text:style-name="Standard"><text:s text:c="5"/>2 <text:s text:c="2"/>3</text:p>
      <text:p text:style-name="Standard"/>
      <text:p text:style-name="Standard"><text:s text:c="2"/>[505,1] = <text:s/>1</text:p>
      <text:p text:style-name="Standard"><text:s text:c="2"/>[506,1] = <text:s/>2</text:p>
      <text:p text:style-name="Standard"><text:soft-page-break/><text:s text:c="2"/>[507,1] = <text:s/>2</text:p>
      <text:p text:style-name="Standard"><text:s text:c="2"/>[508,1] = <text:s/>1</text:p>
      <text:p text:style-name="Standard"><text:s text:c="2"/>[509,1] = <text:s/>2</text:p>
      <text:p text:style-name="Standard"><text:s text:c="2"/>[510,1] = <text:s/>2</text:p>
      <text:p text:style-name="Standard"><text:s text:c="2"/>[511,1] = <text:s/>1</text:p>
      <text:p text:style-name="Standard"><text:s text:c="2"/>[512,1] = <text:s/>2</text:p>
      <text:p text:style-name="Standard"><text:s text:c="2"/>[513,1] = <text:s/>3</text:p>
      <text:p text:style-name="Standard"><text:s text:c="2"/>[514,1] = <text:s/>1</text:p>
      <text:p text:style-name="Standard"><text:s text:c="2"/>[515,1] = <text:s/>2</text:p>
      <text:p text:style-name="Standard"><text:s text:c="2"/>[516,1] = <text:s/>3</text:p>
      <text:p text:style-name="Standard"><text:s text:c="2"/>[517,1] = <text:s/>1</text:p>
      <text:p text:style-name="Standard"><text:s text:c="2"/>[518,1] = <text:s/>2</text:p>
      <text:p text:style-name="Standard"><text:s text:c="2"/>[519,1] = <text:s/>3</text:p>
      <text:p text:style-name="Standard"><text:s text:c="2"/>[520,1] = <text:s/>1</text:p>
      <text:p text:style-name="Standard"><text:s text:c="2"/>[521,1] = <text:s/>2</text:p>
      <text:p text:style-name="Standard"><text:s text:c="2"/>[522,1] = <text:s/>3</text:p>
      <text:p text:style-name="Standard"><text:s text:c="2"/>[523,1] = <text:s/>1</text:p>
      <text:p text:style-name="Standard"><text:s text:c="2"/>[524,1] = <text:s/>2</text:p>
      <text:p text:style-name="Standard"><text:s text:c="2"/>[525,1] = <text:s/>3</text:p>
      <text:p text:style-name="Standard"><text:s text:c="2"/>[526,1] = <text:s/>1</text:p>
      <text:p text:style-name="Standard"><text:s text:c="2"/>[527,1] = <text:s/>2</text:p>
      <text:p text:style-name="Standard"><text:s text:c="2"/>[528,1] = <text:s/>3</text:p>
      <text:p text:style-name="Standard"><text:s text:c="2"/>[529,1] = <text:s/>1</text:p>
      <text:p text:style-name="Standard"><text:s text:c="2"/>[530,1] = <text:s/>2</text:p>
      <text:p text:style-name="Standard"><text:s text:c="2"/>[531,1] = <text:s/>2</text:p>
      <text:p text:style-name="Standard"><text:s text:c="2"/>[532,1] = <text:s/>1</text:p>
      <text:p text:style-name="Standard"><text:s text:c="2"/>[533,1] = <text:s/>2</text:p>
      <text:p text:style-name="Standard"><text:s text:c="2"/>[534,1] = <text:s/>3</text:p>
      <text:p text:style-name="Standard"><text:s text:c="2"/>[535,1] = <text:s/>1</text:p>
      <text:p text:style-name="Standard"><text:s text:c="2"/>[536,1] = <text:s/>2</text:p>
      <text:p text:style-name="Standard"><text:s text:c="2"/>[537,1] = <text:s/>2</text:p>
      <text:p text:style-name="Standard"><text:s text:c="2"/>[538,1] = <text:s/>1</text:p>
      <text:p text:style-name="Standard"><text:s text:c="2"/>[539,1] = <text:s/>2</text:p>
      <text:p text:style-name="Standard"><text:s text:c="2"/>[540,1] = <text:s/>3</text:p>
      <text:p text:style-name="Standard"><text:s text:c="2"/>[541,1] = <text:s/>1</text:p>
      <text:p text:style-name="Standard"><text:s text:c="2"/>[542,1] = <text:s/>2</text:p>
      <text:p text:style-name="Standard"><text:s text:c="2"/>[543,1] = <text:s/>3</text:p>
      <text:p text:style-name="Standard"><text:s text:c="2"/>[544,1] = <text:s/>1</text:p>
      <text:p text:style-name="Standard"><text:s text:c="2"/>[545,1] = <text:s/>2</text:p>
      <text:p text:style-name="Standard"><text:s text:c="2"/>[546,1] = <text:s/>3</text:p>
      <text:p text:style-name="Standard"><text:s text:c="2"/>[547,1] = <text:s/>1</text:p>
      <text:p text:style-name="Standard"><text:s text:c="2"/>[548,1] = <text:s/>2</text:p>
      <text:p text:style-name="Standard"><text:s text:c="2"/>[549,1] = <text:s/>3</text:p>
      <text:p text:style-name="Standard"><text:s text:c="2"/>[550,1] = <text:s/>1</text:p>
      <text:p text:style-name="Standard"><text:s text:c="2"/>[551,1] = <text:s/>2</text:p>
      <text:p text:style-name="Standard"><text:s text:c="2"/>[552,1] = <text:s/>2</text:p>
      <text:p text:style-name="Standard"><text:s text:c="2"/>[553,1] = <text:s/>1</text:p>
      <text:p text:style-name="Standard"><text:s text:c="2"/>[554,1] = <text:s/>2</text:p>
      <text:p text:style-name="Standard"><text:s text:c="2"/>[555,1] = <text:s/>2</text:p>
      <text:p text:style-name="Standard"><text:s text:c="2"/>[556,1] = <text:s/>1</text:p>
      <text:p text:style-name="Standard"><text:s text:c="2"/>[557,1] = <text:s/>2</text:p>
      <text:p text:style-name="Standard"><text:s text:c="2"/>[558,1] = <text:s/>2</text:p>
      <text:p text:style-name="Standard"><text:soft-page-break/><text:s text:c="2"/>[559,1] = <text:s/>1</text:p>
      <text:p text:style-name="Standard"><text:s text:c="2"/>[560,1] = <text:s/>2</text:p>
      <text:p text:style-name="Standard"><text:s text:c="2"/>[561,1] = <text:s/>3</text:p>
      <text:p text:style-name="Standard"><text:s text:c="2"/>[562,1] = <text:s/>1</text:p>
      <text:p text:style-name="Standard"><text:s text:c="2"/>[563,1] = <text:s/>2</text:p>
      <text:p text:style-name="Standard"><text:s text:c="2"/>[564,1] = <text:s/>3</text:p>
      <text:p text:style-name="Standard"><text:s text:c="2"/>[565,1] = <text:s/>1</text:p>
      <text:p text:style-name="Standard"><text:s text:c="2"/>[566,1] = <text:s/>2</text:p>
      <text:p text:style-name="Standard"><text:s text:c="2"/>[567,1] = <text:s/>3</text:p>
      <text:p text:style-name="Standard"><text:s text:c="2"/>[568,1] = <text:s/>1</text:p>
      <text:p text:style-name="Standard"><text:s text:c="2"/>[569,1] = <text:s/>2</text:p>
      <text:p text:style-name="Standard"><text:s text:c="2"/>[570,1] = <text:s/>3</text:p>
      <text:p text:style-name="Standard"><text:s text:c="2"/>[571,1] = <text:s/>1</text:p>
      <text:p text:style-name="Standard"><text:s text:c="2"/>[572,1] = <text:s/>2</text:p>
      <text:p text:style-name="Standard"><text:s text:c="2"/>[573,1] = <text:s/>3</text:p>
      <text:p text:style-name="Standard"><text:s text:c="2"/>[574,1] = <text:s/>1</text:p>
      <text:p text:style-name="Standard"><text:s text:c="2"/>[575,1] = <text:s/>2</text:p>
      <text:p text:style-name="Standard"><text:s text:c="2"/>[576,1] = <text:s/>3</text:p>
      <text:p text:style-name="Standard"><text:s text:c="2"/>[577,1] = <text:s/>1</text:p>
      <text:p text:style-name="Standard"><text:s text:c="2"/>[578,1] = <text:s/>2</text:p>
      <text:p text:style-name="Standard"><text:s text:c="2"/>[579,1] = <text:s/>3</text:p>
      <text:p text:style-name="Standard"><text:s text:c="2"/>[580,1] =</text:p>
      <text:p text:style-name="Standard"/>
      <text:p text:style-name="Standard"><text:s text:c="5"/>2 <text:s text:c="2"/>1</text:p>
      <text:p text:style-name="Standard"/>
      <text:p text:style-name="Standard"><text:s text:c="2"/>[581,1] = <text:s/>2</text:p>
      <text:p text:style-name="Standard"><text:s text:c="2"/>[582,1] = <text:s/>3</text:p>
      <text:p text:style-name="Standard"><text:s text:c="2"/>[583,1] = <text:s/>1</text:p>
      <text:p text:style-name="Standard"><text:s text:c="2"/>[584,1] = <text:s/>2</text:p>
      <text:p text:style-name="Standard"><text:s text:c="2"/>[585,1] = <text:s/>3</text:p>
      <text:p text:style-name="Standard"><text:s text:c="2"/>[586,1] = <text:s/>1</text:p>
      <text:p text:style-name="Standard"><text:s text:c="2"/>[587,1] = <text:s/>2</text:p>
      <text:p text:style-name="Standard"><text:s text:c="2"/>[588,1] = <text:s/>2</text:p>
      <text:p text:style-name="Standard"><text:s text:c="2"/>[589,1] = <text:s/>1</text:p>
      <text:p text:style-name="Standard"><text:s text:c="2"/>[590,1] = <text:s/>2</text:p>
      <text:p text:style-name="Standard"><text:s text:c="2"/>[591,1] = <text:s/>3</text:p>
      <text:p text:style-name="Standard"><text:s text:c="2"/>[592,1] = <text:s/>1</text:p>
      <text:p text:style-name="Standard"><text:s text:c="2"/>[593,1] = <text:s/>2</text:p>
      <text:p text:style-name="Standard"><text:s text:c="2"/>[594,1] = <text:s/>2</text:p>
      <text:p text:style-name="Standard"><text:s text:c="2"/>[595,1] = <text:s/>1</text:p>
      <text:p text:style-name="Standard"><text:s text:c="2"/>[596,1] = <text:s/>2</text:p>
      <text:p text:style-name="Standard"><text:s text:c="2"/>[597,1] = <text:s/>3</text:p>
      <text:p text:style-name="Standard"><text:s text:c="2"/>[598,1] = <text:s/>1</text:p>
      <text:p text:style-name="Standard"><text:s text:c="2"/>[599,1] = <text:s/>2</text:p>
      <text:p text:style-name="Standard"><text:s text:c="2"/>[600,1] = <text:s/>3</text:p>
      <text:p text:style-name="Standard"><text:s text:c="2"/>[601,1] = <text:s/>1</text:p>
      <text:p text:style-name="Standard"><text:s text:c="2"/>[602,1] = <text:s/>2</text:p>
      <text:p text:style-name="Standard"><text:s text:c="2"/>[603,1] = <text:s/>3</text:p>
      <text:p text:style-name="Standard"><text:s text:c="2"/>[604,1] = <text:s/>1</text:p>
      <text:p text:style-name="Standard"><text:s text:c="2"/>[605,1] = <text:s/>2</text:p>
      <text:p text:style-name="Standard"><text:s text:c="2"/>[606,1] = <text:s/>2</text:p>
      <text:p text:style-name="Standard"><text:s text:c="2"/>[607,1] = <text:s/>1</text:p>
      <text:p text:style-name="Standard"><text:soft-page-break/><text:s text:c="2"/>[608,1] = <text:s/>2</text:p>
      <text:p text:style-name="Standard"><text:s text:c="2"/>[609,1] = <text:s/>3</text:p>
      <text:p text:style-name="Standard"><text:s text:c="2"/>[610,1] = <text:s/>1</text:p>
      <text:p text:style-name="Standard"><text:s text:c="2"/>[611,1] = <text:s/>2</text:p>
      <text:p text:style-name="Standard"><text:s text:c="2"/>[612,1] = <text:s/>2</text:p>
      <text:p text:style-name="Standard"><text:s text:c="2"/>[613,1] = <text:s/>1</text:p>
      <text:p text:style-name="Standard"><text:s text:c="2"/>[614,1] = <text:s/>2</text:p>
      <text:p text:style-name="Standard"><text:s text:c="2"/>[615,1] = <text:s/>2</text:p>
      <text:p text:style-name="Standard"><text:s text:c="2"/>[616,1] = <text:s/>1</text:p>
      <text:p text:style-name="Standard"><text:s text:c="2"/>[617,1] = <text:s/>2</text:p>
      <text:p text:style-name="Standard"><text:s text:c="2"/>[618,1] = <text:s/>3</text:p>
      <text:p text:style-name="Standard"><text:s text:c="2"/>[619,1] = <text:s/>1</text:p>
      <text:p text:style-name="Standard"><text:s text:c="2"/>[620,1] = <text:s/>2</text:p>
      <text:p text:style-name="Standard"><text:s text:c="2"/>[621,1] = <text:s/>3</text:p>
      <text:p text:style-name="Standard"><text:s text:c="2"/>[622,1] = <text:s/>1</text:p>
      <text:p text:style-name="Standard"><text:s text:c="2"/>[623,1] = <text:s/>2</text:p>
      <text:p text:style-name="Standard"><text:s text:c="2"/>[624,1] = <text:s/>3</text:p>
      <text:p text:style-name="Standard"><text:s text:c="2"/>[625,1] = <text:s/>1</text:p>
      <text:p text:style-name="Standard"><text:s text:c="2"/>[626,1] = <text:s/>2</text:p>
      <text:p text:style-name="Standard"><text:s text:c="2"/>[627,1] = <text:s/>3</text:p>
      <text:p text:style-name="Standard"><text:s text:c="2"/>[628,1] = <text:s/>1</text:p>
      <text:p text:style-name="Standard"><text:s text:c="2"/>[629,1] = <text:s/>2</text:p>
      <text:p text:style-name="Standard"><text:s text:c="2"/>[630,1] = <text:s/>3</text:p>
      <text:p text:style-name="Standard"><text:s text:c="2"/>[631,1] = <text:s/>1</text:p>
      <text:p text:style-name="Standard"><text:s text:c="2"/>[632,1] = <text:s/>2</text:p>
      <text:p text:style-name="Standard"><text:s text:c="2"/>[633,1] = <text:s/>3</text:p>
      <text:p text:style-name="Standard"><text:s text:c="2"/>[634,1] = <text:s/>1</text:p>
      <text:p text:style-name="Standard"><text:s text:c="2"/>[635,1] = <text:s/>2</text:p>
      <text:p text:style-name="Standard"><text:s text:c="2"/>[636,1] = <text:s/>3</text:p>
      <text:p text:style-name="Standard"><text:s text:c="2"/>[637,1] = <text:s/>1</text:p>
      <text:p text:style-name="Standard"><text:s text:c="2"/>[638,1] = <text:s/>2</text:p>
      <text:p text:style-name="Standard"><text:s text:c="2"/>[639,1] = <text:s/>3</text:p>
      <text:p text:style-name="Standard"><text:s text:c="2"/>[640,1] = <text:s/>1</text:p>
      <text:p text:style-name="Standard"><text:s text:c="2"/>[641,1] = <text:s/>2</text:p>
      <text:p text:style-name="Standard"><text:s text:c="2"/>[642,1] = <text:s/>3</text:p>
      <text:p text:style-name="Standard"><text:s text:c="2"/>[643,1] = <text:s/>1</text:p>
      <text:p text:style-name="Standard"><text:s text:c="2"/>[644,1] = <text:s/>2</text:p>
      <text:p text:style-name="Standard"><text:s text:c="2"/>[645,1] = <text:s/>3</text:p>
      <text:p text:style-name="Standard"><text:s text:c="2"/>[646,1] = <text:s/>1</text:p>
      <text:p text:style-name="Standard"><text:s text:c="2"/>[647,1] = <text:s/>2</text:p>
      <text:p text:style-name="Standard"><text:s text:c="2"/>[648,1] = <text:s/>3</text:p>
      <text:p text:style-name="Standard"><text:s text:c="2"/>[649,1] = <text:s/>1</text:p>
      <text:p text:style-name="Standard"><text:s text:c="2"/>[650,1] = <text:s/>2</text:p>
      <text:p text:style-name="Standard"><text:s text:c="2"/>[651,1] = <text:s/>3</text:p>
      <text:p text:style-name="Standard"><text:s text:c="2"/>[652,1] = <text:s/>1</text:p>
      <text:p text:style-name="Standard"><text:s text:c="2"/>[653,1] = <text:s/>2</text:p>
      <text:p text:style-name="Standard"><text:s text:c="2"/>[654,1] = <text:s/>3</text:p>
      <text:p text:style-name="Standard"><text:s text:c="2"/>[655,1] = <text:s/>1</text:p>
      <text:p text:style-name="Standard"><text:s text:c="2"/>[656,1] = <text:s/>2</text:p>
      <text:p text:style-name="Standard"><text:s text:c="2"/>[657,1] = <text:s/>2</text:p>
      <text:p text:style-name="Standard"><text:s text:c="2"/>[658,1] = <text:s/>1</text:p>
      <text:p text:style-name="Standard"><text:s text:c="2"/>[659,1] = <text:s/>2</text:p>
      <text:p text:style-name="Standard"><text:soft-page-break/><text:s text:c="2"/>[660,1] = <text:s/>2</text:p>
      <text:p text:style-name="Standard"><text:s text:c="2"/>[661,1] = <text:s/>1</text:p>
      <text:p text:style-name="Standard"><text:s text:c="2"/>[662,1] = <text:s/>2</text:p>
      <text:p text:style-name="Standard"><text:s text:c="2"/>[663,1] = <text:s/>3</text:p>
      <text:p text:style-name="Standard"><text:s text:c="2"/>[664,1] = <text:s/>1</text:p>
      <text:p text:style-name="Standard"><text:s text:c="2"/>[665,1] = <text:s/>2</text:p>
      <text:p text:style-name="Standard"><text:s text:c="2"/>[666,1] = <text:s/>2</text:p>
      <text:p text:style-name="Standard"><text:s text:c="2"/>[667,1] = <text:s/>1</text:p>
      <text:p text:style-name="Standard"><text:s text:c="2"/>[668,1] = <text:s/>2</text:p>
      <text:p text:style-name="Standard"><text:s text:c="2"/>[669,1] = <text:s/>3</text:p>
      <text:p text:style-name="Standard"><text:s text:c="2"/>[670,1] = <text:s/>1</text:p>
      <text:p text:style-name="Standard"><text:s text:c="2"/>[671,1] = <text:s/>2</text:p>
      <text:p text:style-name="Standard"><text:s text:c="2"/>[672,1] = <text:s/>3</text:p>
      <text:p text:style-name="Standard"><text:s text:c="2"/>[673,1] = <text:s/>1</text:p>
      <text:p text:style-name="Standard"><text:s text:c="2"/>[674,1] = <text:s/>2</text:p>
      <text:p text:style-name="Standard"><text:s text:c="2"/>[675,1] = <text:s/>3</text:p>
      <text:p text:style-name="Standard"><text:s text:c="2"/>[676,1] = <text:s/>1</text:p>
      <text:p text:style-name="Standard"><text:s text:c="2"/>[677,1] = <text:s/>2</text:p>
      <text:p text:style-name="Standard"><text:s text:c="2"/>[678,1] = <text:s/>2</text:p>
      <text:p text:style-name="Standard"><text:s text:c="2"/>[679,1] =</text:p>
      <text:p text:style-name="Standard"/>
      <text:p text:style-name="Standard"><text:s text:c="5"/>2 <text:s text:c="2"/>1</text:p>
      <text:p text:style-name="Standard"/>
      <text:p text:style-name="Standard"><text:s text:c="2"/>[680,1] = <text:s/>2</text:p>
      <text:p text:style-name="Standard"><text:s text:c="2"/>[681,1] = <text:s/>2</text:p>
      <text:p text:style-name="Standard"><text:s text:c="2"/>[682,1] = <text:s/>1</text:p>
      <text:p text:style-name="Standard"><text:s text:c="2"/>[683,1] = <text:s/>2</text:p>
      <text:p text:style-name="Standard"><text:s text:c="2"/>[684,1] = <text:s/>3</text:p>
      <text:p text:style-name="Standard"><text:s text:c="2"/>[685,1] = <text:s/>1</text:p>
      <text:p text:style-name="Standard"><text:s text:c="2"/>[686,1] = <text:s/>2</text:p>
      <text:p text:style-name="Standard"><text:s text:c="2"/>[687,1] = <text:s/>3</text:p>
      <text:p text:style-name="Standard"><text:s text:c="2"/>[688,1] = <text:s/>1</text:p>
      <text:p text:style-name="Standard"><text:s text:c="2"/>[689,1] = <text:s/>2</text:p>
      <text:p text:style-name="Standard"><text:s text:c="2"/>[690,1] = <text:s/>2</text:p>
      <text:p text:style-name="Standard"><text:s text:c="2"/>[691,1] = <text:s/>1</text:p>
      <text:p text:style-name="Standard"><text:s text:c="2"/>[692,1] = <text:s/>2</text:p>
      <text:p text:style-name="Standard"><text:s text:c="2"/>[693,1] = <text:s/>2</text:p>
      <text:p text:style-name="Standard"><text:s text:c="2"/>[694,1] = <text:s/>1</text:p>
      <text:p text:style-name="Standard"><text:s text:c="2"/>[695,1] = <text:s/>2</text:p>
      <text:p text:style-name="Standard"><text:s text:c="2"/>[696,1] = <text:s/>3</text:p>
      <text:p text:style-name="Standard"><text:s text:c="2"/>[697,1] = <text:s/>1</text:p>
      <text:p text:style-name="Standard"><text:s text:c="2"/>[698,1] = <text:s/>2</text:p>
      <text:p text:style-name="Standard"><text:s text:c="2"/>[699,1] = <text:s/>3</text:p>
      <text:p text:style-name="Standard"><text:s text:c="2"/>[700,1] = <text:s/>1</text:p>
      <text:p text:style-name="Standard"><text:s text:c="2"/>[701,1] = <text:s/>2</text:p>
      <text:p text:style-name="Standard"><text:s text:c="2"/>[702,1] = <text:s/>2</text:p>
      <text:p text:style-name="Standard"><text:s text:c="2"/>[703,1] = <text:s/>1</text:p>
      <text:p text:style-name="Standard"><text:s text:c="2"/>[704,1] = <text:s/>2</text:p>
      <text:p text:style-name="Standard"><text:s text:c="2"/>[705,1] = <text:s/>3</text:p>
      <text:p text:style-name="Standard"><text:s text:c="2"/>[706,1] = <text:s/>1</text:p>
      <text:p text:style-name="Standard"><text:s text:c="2"/>[707,1] = <text:s/>2</text:p>
      <text:p text:style-name="Standard"><text:s text:c="2"/>[708,1] = <text:s/>3</text:p>
      <text:p text:style-name="Standard"><text:soft-page-break/><text:s text:c="2"/>[709,1] = <text:s/>1</text:p>
      <text:p text:style-name="Standard"><text:s text:c="2"/>[710,1] = <text:s/>2</text:p>
      <text:p text:style-name="Standard"><text:s text:c="2"/>[711,1] = <text:s/>3</text:p>
      <text:p text:style-name="Standard"><text:s text:c="2"/>[712,1] = <text:s/>1</text:p>
      <text:p text:style-name="Standard"><text:s text:c="2"/>[713,1] = <text:s/>2</text:p>
      <text:p text:style-name="Standard"><text:s text:c="2"/>[714,1] = <text:s/>2</text:p>
      <text:p text:style-name="Standard"><text:s text:c="2"/>[715,1] = <text:s/>1</text:p>
      <text:p text:style-name="Standard"><text:s text:c="2"/>[716,1] = <text:s/>2</text:p>
      <text:p text:style-name="Standard"><text:s text:c="2"/>[717,1] = <text:s/>3</text:p>
      <text:p text:style-name="Standard"><text:s text:c="2"/>[718,1] = <text:s/>1</text:p>
      <text:p text:style-name="Standard"><text:s text:c="2"/>[719,1] = <text:s/>2</text:p>
      <text:p text:style-name="Standard"><text:s text:c="2"/>[720,1] = <text:s/>2</text:p>
      <text:p text:style-name="Standard"><text:s text:c="2"/>[721,1] = <text:s/>1</text:p>
      <text:p text:style-name="Standard"><text:s text:c="2"/>[722,1] = <text:s/>2</text:p>
      <text:p text:style-name="Standard"><text:s text:c="2"/>[723,1] = <text:s/>2</text:p>
      <text:p text:style-name="Standard"><text:s text:c="2"/>[724,1] = <text:s/>1</text:p>
      <text:p text:style-name="Standard"><text:s text:c="2"/>[725,1] = <text:s/>2</text:p>
      <text:p text:style-name="Standard"><text:s text:c="2"/>[726,1] = <text:s/>3</text:p>
      <text:p text:style-name="Standard"><text:s text:c="2"/>[727,1] = <text:s/>1</text:p>
      <text:p text:style-name="Standard"><text:s text:c="2"/>[728,1] = <text:s/>2</text:p>
      <text:p text:style-name="Standard"><text:s text:c="2"/>[729,1] = <text:s/>3</text:p>
      <text:p text:style-name="Standard"><text:s text:c="2"/>[730,1] = <text:s/>1</text:p>
      <text:p text:style-name="Standard"><text:s text:c="2"/>[731,1] = <text:s/>2</text:p>
      <text:p text:style-name="Standard"><text:s text:c="2"/>[732,1] = <text:s/>3</text:p>
      <text:p text:style-name="Standard"><text:s text:c="2"/>[733,1] = <text:s/>1</text:p>
      <text:p text:style-name="Standard"><text:s text:c="2"/>[734,1] = <text:s/>2</text:p>
      <text:p text:style-name="Standard"><text:s text:c="2"/>[735,1] = <text:s/>3</text:p>
      <text:p text:style-name="Standard"><text:s text:c="2"/>[736,1] = <text:s/>1</text:p>
      <text:p text:style-name="Standard"><text:s text:c="2"/>[737,1] = <text:s/>2</text:p>
      <text:p text:style-name="Standard"><text:s text:c="2"/>[738,1] = <text:s/>3</text:p>
      <text:p text:style-name="Standard"><text:s text:c="2"/>[739,1] = <text:s/>1</text:p>
      <text:p text:style-name="Standard"><text:s text:c="2"/>[740,1] = <text:s/>2</text:p>
      <text:p text:style-name="Standard"><text:s text:c="2"/>[741,1] = <text:s/>3</text:p>
      <text:p text:style-name="Standard"><text:s text:c="2"/>[742,1] = <text:s/>1</text:p>
      <text:p text:style-name="Standard"><text:s text:c="2"/>[743,1] = <text:s/>2</text:p>
      <text:p text:style-name="Standard"><text:s text:c="2"/>[744,1] = <text:s/>3</text:p>
      <text:p text:style-name="Standard"><text:s text:c="2"/>[745,1] = <text:s/>1</text:p>
      <text:p text:style-name="Standard"><text:s text:c="2"/>[746,1] = <text:s/>2</text:p>
      <text:p text:style-name="Standard"><text:s text:c="2"/>[747,1] = <text:s/>2</text:p>
      <text:p text:style-name="Standard"><text:s text:c="2"/>[748,1] = <text:s/>1</text:p>
      <text:p text:style-name="Standard"><text:s text:c="2"/>[749,1] = <text:s/>2</text:p>
      <text:p text:style-name="Standard"><text:s text:c="2"/>[750,1] = <text:s/>3</text:p>
      <text:p text:style-name="Standard">}</text:p>
      <text:p text:style-name="Standard"/>
      <text:p text:style-name="Standard"># Created by Octave 4.2.2, Thu Nov 26 10:11:35 2020 -03 &lt;root@patricia-P5K-SE&gt;</text:p>
      <text:p text:style-name="Standard"># name: SUBJECT</text:p>
      <text:p text:style-name="Standard"># type: sq_string</text:p>
      <text:p text:style-name="Standard"># elements: 1</text:p>
      <text:p text:style-name="Standard"># length: 3</text:p>
      <text:p text:style-name="Standard">005</text:p>
      <text:p text:style-name="Standard"/>
      <text:p text:style-name="Standard"/>
      <text:p text:style-name="Standard"><text:soft-page-break/># name: age</text:p>
      <text:p text:style-name="Standard"># type: sq_string</text:p>
      <text:p text:style-name="Standard"># elements: 1</text:p>
      <text:p text:style-name="Standard"># length: 2</text:p>
      <text:p text:style-name="Standard">32</text:p>
      <text:p text:style-name="Standard"/>
      <text:p text:style-name="Standard"/>
      <text:p text:style-name="Standard"># name: vet</text:p>
      <text:p text:style-name="Standard"># type: matrix</text:p>
      <text:p text:style-name="Standard"># rows: 1</text:p>
      <text:p text:style-name="Standard"># columns: 6</text:p>
      <text:p text:style-name="Standard"><text:s/>1 1 2 2 3 3</text:p>
      <text:p text:style-name="Standard"/>
      <text:p text:style-name="Standard"/>
      <text:p text:style-name="Standard"># name: rvet</text:p>
      <text:p text:style-name="Standard"># type: matrix</text:p>
      <text:p text:style-name="Standard"># rows: 1</text:p>
      <text:p text:style-name="Standard"># columns: 6</text:p>
      <text:p text:style-name="Standard"><text:s/>4 3 6 2 5 1</text:p>
      <text:p text:style-name="Standard"/>
      <text:p text:style-name="Standard"/>
      <text:p text:style-name="Standard"># name: response</text:p>
      <text:p text:style-name="Standard"># type: cell</text:p>
      <text:p text:style-name="Standard"># rows: 6</text:p>
      <text:p text:style-name="Standard"># columns: 1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/>
      <text:p text:style-name="Standard"/>
      <text:p text:style-name="Standard"/>
      <text:p text:style-name="Standard"># name: rt1</text:p>
      <text:p text:style-name="Standard"># type: matrix</text:p>
      <text:p text:style-name="Standard"># rows: 6</text:p>
      <text:p text:style-name="Standard"># columns: 1</text:p>
      <text:p text:style-name="Standard"><text:s/>2.497433185577393</text:p>
      <text:p text:style-name="Standard"><text:s/>2.04449200630188</text:p>
      <text:p text:style-name="Standard"><text:s/>0.3569998741149902</text:p>
      <text:p text:style-name="Standard"><text:s/>0.2708570957183838</text:p>
      <text:p text:style-name="Standard"><text:s/>0.3493931293487549</text:p>
      <text:p text:style-name="Standard"><text:s/>0.2765657901763916</text:p>
      <text:p text:style-name="Standard"/>
      <text:p text:style-name="Standard"/>
      <text:p text:style-name="Standard"># name: antecipatedresponse</text:p>
      <text:p text:style-name="Standard"># type: matrix</text:p>
      <text:p text:style-name="Standard"># rows: 0</text:p>
      <text:p text:style-name="Standard"># columns: 0</text:p>
      <text:p text:style-name="Standard"/>
      <text:p text:style-name="Standard"/>
      <text:p text:style-name="Standard"># name: avg</text:p>
      <text:p text:style-name="Standard"># type: scalar</text:p>
      <text:p text:style-name="Standard">0.9659568468729655</text:p>
      <text:p text:style-name="Standard"/>
      <text:p text:style-name="Standard"/>
      <text:p text:style-name="Standard"># name: seq</text:p>
      <text:p text:style-name="Standard"># type: matrix</text:p>
      <text:p text:style-name="Standard"># rows: 1</text:p>
      <text:p text:style-name="Standard"># columns: 750</text:p>
      <text:p text:style-name="Standard"><text:s/>1 2 2 1 2 3 1 2 3 1 2 3 1 2 3 1 2 2 1 2 2 1 2 3 1 2 3 1 2 3 1 2 2 1 2 2 1 2 3 1 2 3 1 2 3 1 2 3 1 2 2 1 2 3 1 2 3 1 2 2 1 2 2 1 2 3 1 2 3 1 2 3 1 2 3 1 2 3 1 2 2 1 2 3 1 2 3 1 2 2 1 2 3 1 2 3 1 2 3 1 2 3 1 2 2 1 2 3 1 2 3 1 2 3 1 2 3 1 2 2 1 2 3 1 2 3 1 2 3 1 2 3 1 2 3 1 2 2 1 2 2 1 2 2 1 2 3 1 2 2 1 2 3 1 2 3 1 2 3 1 2 3 1 2 3 1 2 3 1 2 3 1 2 3 1 2 3 1 2 3 1 2 3 1 2 3 1 2 3 1 2 3 1 2 3 1 2 3 1 2 3 1 2 2 1 2 2 1 2 3 1 2 3 1 2 3 1 2 3 1 2 3 1 2 3 1 2 3 1 2 3 1 2 2 1 2 3 1 2 3 1 2 3 1 2 3 1 2 3 1 2 2 1 2 3 1 2 3 1 2 3 1 2 3 1 2 3 1 2 3 1 2 3 1 2 2 1 2 2 1 2 3 1 2 2 1 2 3 1 2 3 1 2 3 1 2 3 1 2 3 1 2 2 1 2 2 1 2 3 1 2 3 1 2 3 1 2 3 1 2 3 1 2 3 1 2 3 1 2 3 1 2 3 1 2 2 1 2 2 1 2 3 1 2 3 1 2 2 1 2 3 1 2 3 1 2 3 1 2 3 1 2 3 1 2 3 1 2 2 1 2 3 1 2 3 1 2 2 1 2 2 1 2 2 1 2 3 1 2 3 1 2 3 1 2 3 1 2 3 1 2 3 1 2 3 1 2 3 1 2 2 1 2 2 1 2 3 1 2 3 1 2 3 1 2 3 1 2 3 1 2 3 1 2 3 1 2 2 1 2 3 1 2 2 1 2 3 1 2 3 1 2 2 1 2 3 1 2 3 1 2 3 1 2 3 1 2 3 1 2 3 1 2 3 1 2 3 1 2 2 1 2 2 1 2 3 1 2 2 1 2 3 1 2 2 1 2 3 1 2 3 1 2 3 1 2 2 1 2 2 1 2 3 1 2 3 1 2 3 1 2 3 1 2 3 1 2 3 1 2 2 1 2 3 1 2 2 1 2 3 1 2 3 1 2 3 1 2 3 1 2 2 1 2 2 1 2 2 1 2 3 1 2 3 1 2 3 1 2 3 1 2 3 1 2 3 1 2 3 1 2 3 1 2 3 1 2 2 1 2 3 1 2 2 1 2 3 1 2 3 1 2 3 1 2 2 1 2 3 1 2 2 1 2 2 1 2 3 1 2 3 1 2 3 1 2 3 1 2 3 1 2 3 1 2 3 1 2 3 1 2 3 1 2 3 1 2 3 1 2 3 1 2 3 1 2 2 1 2 2 1 2 3 1 2 2 1 2 3 1 2 3 1 2 3 1 2 2 1 2 2 1 2 3 1 2 3 1 2 2 1 2 2 1 2 3 1 2 3 1 2 2 1 2 3 1 2 3 1 2 3 1 2 2 1 2 3 1 2 2 1 2 2 1 2 3 1 2 3 1 2 3 1 2 3 1 2 3 1 2 3 1 2 3 1 2 2 1 2 3</text:p>
      <text:p text:style-name="Standard"/>
      <text:p text:style-name="Standard"/>
      <text:p text:style-name="Standard"># name: responseTeste</text:p>
      <text:p text:style-name="Standard"># type: cell</text:p>
      <text:p text:style-name="Standard"><text:soft-page-break/># rows: 750</text:p>
      <text:p text:style-name="Standard"># columns: 1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0</text:p>
      <text:p text:style-name="Standard"># columns: 0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2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0</text:p>
      <text:p text:style-name="Standard"># columns: 0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2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0</text:p>
      <text:p text:style-name="Standard"># columns: 0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2 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oft-page-break/><text:s/>2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2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/>
      <text:p text:style-name="Standard"/>
      <text:p text:style-name="Standard"/>
      <text:p text:style-name="Standard"># name: rt2</text:p>
      <text:p text:style-name="Standard"># type: matrix</text:p>
      <text:p text:style-name="Standard"># rows: 750</text:p>
      <text:p text:style-name="Standard"># columns: 1</text:p>
      <text:p text:style-name="Standard"><text:s/>0.2891290187835693</text:p>
      <text:p text:style-name="Standard"><text:s/>0.2387130260467529</text:p>
      <text:p text:style-name="Standard"><text:s/>0.2385220527648926</text:p>
      <text:p text:style-name="Standard"><text:s/>0.3766071796417236</text:p>
      <text:p text:style-name="Standard"><text:s/>0.2649037837982178</text:p>
      <text:p text:style-name="Standard"><text:s/>0.2879960536956787</text:p>
      <text:p text:style-name="Standard"><text:s/>0.1942989826202393</text:p>
      <text:p text:style-name="Standard"><text:s/>0.1647789478302002</text:p>
      <text:p text:style-name="Standard"><text:s/>0.1836488246917725</text:p>
      <text:p text:style-name="Standard"><text:s/>0.1646468639373779</text:p>
      <text:p text:style-name="Standard"><text:s/>0.1536421775817871</text:p>
      <text:p text:style-name="Standard"><text:s/>0.08668017387390137</text:p>
      <text:p text:style-name="Standard"><text:s/>0.1540229320526123</text:p>
      <text:p text:style-name="Standard"><text:s/>0.1152548789978027</text:p>
      <text:p text:style-name="Standard"><text:s/>0.08086204528808594</text:p>
      <text:p text:style-name="Standard"><text:s/>0.1870160102844238</text:p>
      <text:p text:style-name="Standard"><text:s/>0.1981990337371826</text:p>
      <text:p text:style-name="Standard"><text:s/>0.2213640213012695</text:p>
      <text:p text:style-name="Standard"><text:s/>0.1925549507141113</text:p>
      <text:p text:style-name="Standard"><text:s/>0.1425020694732666</text:p>
      <text:p text:style-name="Standard"><text:s/>0.2375190258026123</text:p>
      <text:p text:style-name="Standard"><text:s/>0.120121955871582</text:p>
      <text:p text:style-name="Standard"><text:soft-page-break/><text:s/>0.1255669593811035</text:p>
      <text:p text:style-name="Standard"><text:s/>0.1533877849578857</text:p>
      <text:p text:style-name="Standard"><text:s/>0.2375149726867676</text:p>
      <text:p text:style-name="Standard"><text:s/>0.1432549953460693</text:p>
      <text:p text:style-name="Standard"><text:s/>0.147892951965332</text:p>
      <text:p text:style-name="Standard"><text:s/>0.1366369724273682</text:p>
      <text:p text:style-name="Standard"><text:s/>0.05409097671508789</text:p>
      <text:p text:style-name="Standard"><text:s/>0.06976199150085449</text:p>
      <text:p text:style-name="Standard"><text:s/>0.07643890380859375</text:p>
      <text:p text:style-name="Standard"><text:s/>0.1372079849243164</text:p>
      <text:p text:style-name="Standard"><text:s/>0.2372980117797852</text:p>
      <text:p text:style-name="Standard"><text:s/>0.1424272060394287</text:p>
      <text:p text:style-name="Standard"><text:s/>0.09881687164306641</text:p>
      <text:p text:style-name="Standard"><text:s/>0.1590049266815186</text:p>
      <text:p text:style-name="Standard"><text:s/>0.2052850723266602</text:p>
      <text:p text:style-name="Standard"><text:s/>0.2154159545898438</text:p>
      <text:p text:style-name="Standard"><text:s/>0.160383939743042</text:p>
      <text:p text:style-name="Standard"><text:s/>0.2257981300354004</text:p>
      <text:p text:style-name="Standard"><text:s/>0.143010139465332</text:p>
      <text:p text:style-name="Standard"><text:s/>0.1812951564788818</text:p>
      <text:p text:style-name="Standard"><text:s/>0.1981649398803711</text:p>
      <text:p text:style-name="Standard"><text:s/>0.1422250270843506</text:p>
      <text:p text:style-name="Standard"><text:s/>0</text:p>
      <text:p text:style-name="Standard"><text:s/>0.4539470672607422</text:p>
      <text:p text:style-name="Standard"><text:s/>0.1984779834747314</text:p>
      <text:p text:style-name="Standard"><text:s/>0.09257006645202637</text:p>
      <text:p text:style-name="Standard"><text:s/>0.1202199459075928</text:p>
      <text:p text:style-name="Standard"><text:s/>0.3045699596405029</text:p>
      <text:p text:style-name="Standard"><text:s/>0.1930990219116211</text:p>
      <text:p text:style-name="Standard"><text:s/>0.3547730445861816</text:p>
      <text:p text:style-name="Standard"><text:s/>0.165410041809082</text:p>
      <text:p text:style-name="Standard"><text:s/>0.1595299243927002</text:p>
      <text:p text:style-name="Standard"><text:s/>0.09307312965393066</text:p>
      <text:p text:style-name="Standard"><text:s/>0.03644800186157227</text:p>
      <text:p text:style-name="Standard"><text:s/>0.1486778259277344</text:p>
      <text:p text:style-name="Standard"><text:s/>0.09255194664001465</text:p>
      <text:p text:style-name="Standard"><text:s/>0.06983590126037598</text:p>
      <text:p text:style-name="Standard"><text:s/>0.1717188358306885</text:p>
      <text:p text:style-name="Standard"><text:s/>0.137782096862793</text:p>
      <text:p text:style-name="Standard"><text:s/>0.08661007881164551</text:p>
      <text:p text:style-name="Standard"><text:s/>0.1814119815826416</text:p>
      <text:p text:style-name="Standard"><text:s/>0.2091329097747803</text:p>
      <text:p text:style-name="Standard"><text:s/>0.06440186500549316</text:p>
      <text:p text:style-name="Standard"><text:s/>0.1987500190734863</text:p>
      <text:p text:style-name="Standard"><text:s/>0.08654117584228516</text:p>
      <text:p text:style-name="Standard"><text:s/>0.136970043182373</text:p>
      <text:p text:style-name="Standard"><text:s/>0.2821991443634033</text:p>
      <text:p text:style-name="Standard"><text:s/>0.23757004737854</text:p>
      <text:p text:style-name="Standard"><text:s/>0.1091468334197998</text:p>
      <text:p text:style-name="Standard"><text:s/>0.2775280475616455</text:p>
      <text:p text:style-name="Standard"><text:s/>0.1259491443634033</text:p>
      <text:p text:style-name="Standard"><text:s/>0.1034090518951416</text:p>
      <text:p text:style-name="Standard"><text:soft-page-break/><text:s/>0.0590519905090332</text:p>
      <text:p text:style-name="Standard"><text:s/>0.1441400051116943</text:p>
      <text:p text:style-name="Standard"><text:s/>0.06107497215270996</text:p>
      <text:p text:style-name="Standard"><text:s/>3.536771059036255</text:p>
      <text:p text:style-name="Standard"><text:s/>0.350473165512085</text:p>
      <text:p text:style-name="Standard"><text:s/>0.1813280582427979</text:p>
      <text:p text:style-name="Standard"><text:s/>0.1592690944671631</text:p>
      <text:p text:style-name="Standard"><text:s/>0.2764840126037598</text:p>
      <text:p text:style-name="Standard"><text:s/>0.1200687885284424</text:p>
      <text:p text:style-name="Standard"><text:s/>0.2037551403045654</text:p>
      <text:p text:style-name="Standard"><text:s/>0.1983461380004883</text:p>
      <text:p text:style-name="Standard"><text:s/>0.08096599578857422</text:p>
      <text:p text:style-name="Standard"><text:s/>0.05864715576171875</text:p>
      <text:p text:style-name="Standard"><text:s/>0.2041740417480469</text:p>
      <text:p text:style-name="Standard"><text:s/>0.04188108444213867</text:p>
      <text:p text:style-name="Standard"><text:s/>0.2542459964752197</text:p>
      <text:p text:style-name="Standard"><text:s/>0.2044970989227295</text:p>
      <text:p text:style-name="Standard"><text:s/>0.2149090766906738</text:p>
      <text:p text:style-name="Standard"><text:s/>0.1033811569213867</text:p>
      <text:p text:style-name="Standard"><text:s/>0.1324059963226318</text:p>
      <text:p text:style-name="Standard"><text:s/>0.1254751682281494</text:p>
      <text:p text:style-name="Standard"><text:s/>0.1759140491485596</text:p>
      <text:p text:style-name="Standard"><text:s/>0.04862689971923828</text:p>
      <text:p text:style-name="Standard"><text:s/>0.1426661014556885</text:p>
      <text:p text:style-name="Standard"><text:s/>0.1036028861999512</text:p>
      <text:p text:style-name="Standard"><text:s/>0.05391192436218262</text:p>
      <text:p text:style-name="Standard"><text:s/>0.09274101257324219</text:p>
      <text:p text:style-name="Standard"><text:s/>0.06431198120117188</text:p>
      <text:p text:style-name="Standard"><text:s/>0.06138896942138672</text:p>
      <text:p text:style-name="Standard"><text:s/>0.06412506103515625</text:p>
      <text:p text:style-name="Standard"><text:s/>0.2544739246368408</text:p>
      <text:p text:style-name="Standard"><text:s/>0.1313941478729248</text:p>
      <text:p text:style-name="Standard"><text:s/>0.2500648498535156</text:p>
      <text:p text:style-name="Standard"><text:s/>0.09370207786560059</text:p>
      <text:p text:style-name="Standard"><text:s/>0.07556319236755371</text:p>
      <text:p text:style-name="Standard"><text:s/>0.1429018974304199</text:p>
      <text:p text:style-name="Standard"><text:s/>0.1039230823516846</text:p>
      <text:p text:style-name="Standard"><text:s/>0.06482601165771484</text:p>
      <text:p text:style-name="Standard"><text:s/>0.04177594184875488</text:p>
      <text:p text:style-name="Standard"><text:s/>0.06455183029174805</text:p>
      <text:p text:style-name="Standard"><text:s/>0.1032569408416748</text:p>
      <text:p text:style-name="Standard"><text:s/>0.06457400321960449</text:p>
      <text:p text:style-name="Standard"><text:s/>0.03774809837341309</text:p>
      <text:p text:style-name="Standard"><text:s/>0.06981897354125977</text:p>
      <text:p text:style-name="Standard"><text:s/>0.06986308097839355</text:p>
      <text:p text:style-name="Standard"><text:s/>0.2337198257446289</text:p>
      <text:p text:style-name="Standard"><text:s/>0.1890630722045898</text:p>
      <text:p text:style-name="Standard"><text:s/>0.2210350036621094</text:p>
      <text:p text:style-name="Standard"><text:s/>0.0646519660949707</text:p>
      <text:p text:style-name="Standard"><text:s/>0.06974101066589355</text:p>
      <text:p text:style-name="Standard"><text:s/>1.625237941741943</text:p>
      <text:p text:style-name="Standard"><text:s/>0.1696321964263916</text:p>
      <text:p text:style-name="Standard"><text:soft-page-break/><text:s/>0.2049832344055176</text:p>
      <text:p text:style-name="Standard"><text:s/>0.09926509857177734</text:p>
      <text:p text:style-name="Standard"><text:s/>0.02510690689086914</text:p>
      <text:p text:style-name="Standard"><text:s/>0.05357480049133301</text:p>
      <text:p text:style-name="Standard"><text:s/>0.1036880016326904</text:p>
      <text:p text:style-name="Standard"><text:s/>0.05322504043579102</text:p>
      <text:p text:style-name="Standard"><text:s/>0.04744887351989746</text:p>
      <text:p text:style-name="Standard"><text:s/>0.0264430046081543</text:p>
      <text:p text:style-name="Standard"><text:s/>0.008491992950439453</text:p>
      <text:p text:style-name="Standard"><text:s/>0.03789997100830078</text:p>
      <text:p text:style-name="Standard"><text:s/>0.01414012908935547</text:p>
      <text:p text:style-name="Standard"><text:s/>0.1095728874206543</text:p>
      <text:p text:style-name="Standard"><text:s/>0.07480001449584961</text:p>
      <text:p text:style-name="Standard"><text:s/>0.05320000648498535</text:p>
      <text:p text:style-name="Standard"><text:s/>0.1427228450775146</text:p>
      <text:p text:style-name="Standard"><text:s/>0.1873490810394287</text:p>
      <text:p text:style-name="Standard"><text:s/>0.03085899353027344</text:p>
      <text:p text:style-name="Standard"><text:s/>0.1088480949401855</text:p>
      <text:p text:style-name="Standard"><text:s/>0.1257748603820801</text:p>
      <text:p text:style-name="Standard"><text:s/>1.334143877029419</text:p>
      <text:p text:style-name="Standard"><text:s/>0.1928250789642334</text:p>
      <text:p text:style-name="Standard"><text:s/>0.1146280765533447</text:p>
      <text:p text:style-name="Standard"><text:s/>0.07645392417907715</text:p>
      <text:p text:style-name="Standard"><text:s/>0.07542800903320312</text:p>
      <text:p text:style-name="Standard"><text:s/>1.27721095085144</text:p>
      <text:p text:style-name="Standard"><text:s/>0.1533260345458984</text:p>
      <text:p text:style-name="Standard"><text:s/>0.06981992721557617</text:p>
      <text:p text:style-name="Standard"><text:s/>0.05346989631652832</text:p>
      <text:p text:style-name="Standard"><text:s/>0.04173088073730469</text:p>
      <text:p text:style-name="Standard"><text:s/>0.06414914131164551</text:p>
      <text:p text:style-name="Standard"><text:s/>0.05900001525878906</text:p>
      <text:p text:style-name="Standard"><text:s/>0.05313587188720703</text:p>
      <text:p text:style-name="Standard"><text:s/>0.03673100471496582</text:p>
      <text:p text:style-name="Standard"><text:s/>0.1369390487670898</text:p>
      <text:p text:style-name="Standard"><text:s/>0.07552409172058105</text:p>
      <text:p text:style-name="Standard"><text:s/>0.02504801750183105</text:p>
      <text:p text:style-name="Standard"><text:s/>0.02567720413208008</text:p>
      <text:p text:style-name="Standard"><text:s/>0.09785819053649902</text:p>
      <text:p text:style-name="Standard"><text:s/>0.06961917877197266</text:p>
      <text:p text:style-name="Standard"><text:s/>0.06978487968444824</text:p>
      <text:p text:style-name="Standard"><text:s/>0.1091339588165283</text:p>
      <text:p text:style-name="Standard"><text:s/>0.04183197021484375</text:p>
      <text:p text:style-name="Standard"><text:s/>0.09244894981384277</text:p>
      <text:p text:style-name="Standard"><text:s/>0.05956888198852539</text:p>
      <text:p text:style-name="Standard"><text:s/>0.03075098991394043</text:p>
      <text:p text:style-name="Standard"><text:s/>0.05317497253417969</text:p>
      <text:p text:style-name="Standard"><text:s/>0.08685684204101562</text:p>
      <text:p text:style-name="Standard"><text:s/>0.1701340675354004</text:p>
      <text:p text:style-name="Standard"><text:s/>0.1259050369262695</text:p>
      <text:p text:style-name="Standard"><text:s/>0.09119486808776855</text:p>
      <text:p text:style-name="Standard"><text:s/>0.0253899097442627</text:p>
      <text:p text:style-name="Standard"><text:s/>0.136476993560791</text:p>
      <text:p text:style-name="Standard"><text:soft-page-break/><text:s/>0.0144040584564209</text:p>
      <text:p text:style-name="Standard"><text:s/>0.08737397193908691</text:p>
      <text:p text:style-name="Standard"><text:s/>0.0643610954284668</text:p>
      <text:p text:style-name="Standard"><text:s/>0.01469111442565918</text:p>
      <text:p text:style-name="Standard"><text:s/>1.879771947860718</text:p>
      <text:p text:style-name="Standard"><text:s/>0.2211160659790039</text:p>
      <text:p text:style-name="Standard"><text:s/>0.1591877937316895</text:p>
      <text:p text:style-name="Standard"><text:s/>1.575173139572144</text:p>
      <text:p text:style-name="Standard"><text:s/>0.2537209987640381</text:p>
      <text:p text:style-name="Standard"><text:s/>0.103085994720459</text:p>
      <text:p text:style-name="Standard"><text:s/>0.1043159961700439</text:p>
      <text:p text:style-name="Standard"><text:s/>0.05310988426208496</text:p>
      <text:p text:style-name="Standard"><text:s/>0.08091402053833008</text:p>
      <text:p text:style-name="Standard"><text:s/>1.540204048156738</text:p>
      <text:p text:style-name="Standard"><text:s/>0.3270390033721924</text:p>
      <text:p text:style-name="Standard"><text:s/>1.511621952056885</text:p>
      <text:p text:style-name="Standard"><text:s/>0.1811470985412598</text:p>
      <text:p text:style-name="Standard"><text:s/>0.2211830615997314</text:p>
      <text:p text:style-name="Standard"><text:s/>0.1426601409912109</text:p>
      <text:p text:style-name="Standard"><text:s/>0.01431798934936523</text:p>
      <text:p text:style-name="Standard"><text:s/>0.09875917434692383</text:p>
      <text:p text:style-name="Standard"><text:s/>0.01482701301574707</text:p>
      <text:p text:style-name="Standard"><text:s/>1.242568969726562</text:p>
      <text:p text:style-name="Standard"><text:s/>0.2147078514099121</text:p>
      <text:p text:style-name="Standard"><text:s/>1.445734024047852</text:p>
      <text:p text:style-name="Standard"><text:s/>0.3948509693145752</text:p>
      <text:p text:style-name="Standard"><text:s/>0.1815619468688965</text:p>
      <text:p text:style-name="Standard"><text:s/>0.1984519958496094</text:p>
      <text:p text:style-name="Standard"><text:s/>0.1369059085845947</text:p>
      <text:p text:style-name="Standard"><text:s/>0.06976604461669922</text:p>
      <text:p text:style-name="Standard"><text:s/>0.1646420955657959</text:p>
      <text:p text:style-name="Standard"><text:s/>0.2610399723052979</text:p>
      <text:p text:style-name="Standard"><text:s/>0.1771438121795654</text:p>
      <text:p text:style-name="Standard"><text:s/>1.280950784683228</text:p>
      <text:p text:style-name="Standard"><text:s/>0.1927030086517334</text:p>
      <text:p text:style-name="Standard"><text:s/>0.1756191253662109</text:p>
      <text:p text:style-name="Standard"><text:s/>0.125892162322998</text:p>
      <text:p text:style-name="Standard"><text:s/>0.0640571117401123</text:p>
      <text:p text:style-name="Standard"><text:s/>0.1299810409545898</text:p>
      <text:p text:style-name="Standard"><text:s/>0.008310079574584961</text:p>
      <text:p text:style-name="Standard"><text:s/>1.204787969589233</text:p>
      <text:p text:style-name="Standard"><text:s/>0.2274749279022217</text:p>
      <text:p text:style-name="Standard"><text:s/>0.06416797637939453</text:p>
      <text:p text:style-name="Standard"><text:s/>0.103877067565918</text:p>
      <text:p text:style-name="Standard"><text:s/>0.1327879428863525</text:p>
      <text:p text:style-name="Standard"><text:s/>0.04752302169799805</text:p>
      <text:p text:style-name="Standard"><text:s/>0.04175901412963867</text:p>
      <text:p text:style-name="Standard"><text:s/>0.1099319458007812</text:p>
      <text:p text:style-name="Standard"><text:s/>0.01409411430358887</text:p>
      <text:p text:style-name="Standard"><text:s/>0.03110098838806152</text:p>
      <text:p text:style-name="Standard"><text:s/>0.06022405624389648</text:p>
      <text:p text:style-name="Standard"><text:s/>0.03737401962280273</text:p>
      <text:p text:style-name="Standard"><text:soft-page-break/><text:s/>0.03098702430725098</text:p>
      <text:p text:style-name="Standard"><text:s/>0.1089410781860352</text:p>
      <text:p text:style-name="Standard"><text:s/>0.01400899887084961</text:p>
      <text:p text:style-name="Standard"><text:s/>0.20943284034729</text:p>
      <text:p text:style-name="Standard"><text:s/>0.09919309616088867</text:p>
      <text:p text:style-name="Standard"><text:s/>0.08130788803100586</text:p>
      <text:p text:style-name="Standard"><text:s/>0.1329901218414307</text:p>
      <text:p text:style-name="Standard"><text:s/>0.1094510555267334</text:p>
      <text:p text:style-name="Standard"><text:s/>0.008459806442260742</text:p>
      <text:p text:style-name="Standard"><text:s/>0.08683896064758301</text:p>
      <text:p text:style-name="Standard"><text:s/>0.1369600296020508</text:p>
      <text:p text:style-name="Standard"><text:s/>0</text:p>
      <text:p text:style-name="Standard"><text:s/>0.7302751541137695</text:p>
      <text:p text:style-name="Standard"><text:s/>0.2553060054779053</text:p>
      <text:p text:style-name="Standard"><text:s/>0.08727097511291504</text:p>
      <text:p text:style-name="Standard"><text:s/>0.05850005149841309</text:p>
      <text:p text:style-name="Standard"><text:s/>0.08073592185974121</text:p>
      <text:p text:style-name="Standard"><text:s/>0.7822060585021973</text:p>
      <text:p text:style-name="Standard"><text:s/>0.1815621852874756</text:p>
      <text:p text:style-name="Standard"><text:s/>0.09336090087890625</text:p>
      <text:p text:style-name="Standard"><text:s/>0.1759700775146484</text:p>
      <text:p text:style-name="Standard"><text:s/>0.1480967998504639</text:p>
      <text:p text:style-name="Standard"><text:s/>0.08111000061035156</text:p>
      <text:p text:style-name="Standard"><text:s/>0.08060383796691895</text:p>
      <text:p text:style-name="Standard"><text:s/>0.09758210182189941</text:p>
      <text:p text:style-name="Standard"><text:s/>0.06417393684387207</text:p>
      <text:p text:style-name="Standard"><text:s/>0.03135490417480469</text:p>
      <text:p text:style-name="Standard"><text:s/>0.04743504524230957</text:p>
      <text:p text:style-name="Standard"><text:s/>0.06422305107116699</text:p>
      <text:p text:style-name="Standard"><text:s/>0.04824209213256836</text:p>
      <text:p text:style-name="Standard"><text:s/>0.03197908401489258</text:p>
      <text:p text:style-name="Standard"><text:s/>0.08246397972106934</text:p>
      <text:p text:style-name="Standard"><text:s/>0.04222202301025391</text:p>
      <text:p text:style-name="Standard"><text:s/>1.356867074966431</text:p>
      <text:p text:style-name="Standard"><text:s/>0.1478559970855713</text:p>
      <text:p text:style-name="Standard"><text:s/>1.24760913848877</text:p>
      <text:p text:style-name="Standard"><text:s/>0.1999969482421875</text:p>
      <text:p text:style-name="Standard"><text:s/>0.1922421455383301</text:p>
      <text:p text:style-name="Standard"><text:s/>0.04217290878295898</text:p>
      <text:p text:style-name="Standard"><text:s/>0.08669590950012207</text:p>
      <text:p text:style-name="Standard"><text:s/>0.04734301567077637</text:p>
      <text:p text:style-name="Standard"><text:s/>1.192731142044067</text:p>
      <text:p text:style-name="Standard"><text:s/>0.2437400817871094</text:p>
      <text:p text:style-name="Standard"><text:s/>0.2328219413757324</text:p>
      <text:p text:style-name="Standard"><text:s/>0.07035303115844727</text:p>
      <text:p text:style-name="Standard"><text:s/>0.1497159004211426</text:p>
      <text:p text:style-name="Standard"><text:s/>0.2541899681091309</text:p>
      <text:p text:style-name="Standard"><text:s/>0.05297398567199707</text:p>
      <text:p text:style-name="Standard"><text:s/>0.1146960258483887</text:p>
      <text:p text:style-name="Standard"><text:s/>0.1422920227050781</text:p>
      <text:p text:style-name="Standard"><text:s/>0.04731988906860352</text:p>
      <text:p text:style-name="Standard"><text:s/>0.1201012134552002</text:p>
      <text:p text:style-name="Standard"><text:soft-page-break/><text:s/>0.07533907890319824</text:p>
      <text:p text:style-name="Standard"><text:s/>0.01388406753540039</text:p>
      <text:p text:style-name="Standard"><text:s/>0.0863499641418457</text:p>
      <text:p text:style-name="Standard"><text:s/>0.04320693016052246</text:p>
      <text:p text:style-name="Standard"><text:s/>0.0599970817565918</text:p>
      <text:p text:style-name="Standard"><text:s/>0.1101510524749756</text:p>
      <text:p text:style-name="Standard"><text:s/>0.06027102470397949</text:p>
      <text:p text:style-name="Standard"><text:s/>0.03069305419921875</text:p>
      <text:p text:style-name="Standard"><text:s/>0.1421568393707275</text:p>
      <text:p text:style-name="Standard"><text:s/>0.06968498229980469</text:p>
      <text:p text:style-name="Standard"><text:s/>1.214632987976074</text:p>
      <text:p text:style-name="Standard"><text:s/>0.2042250633239746</text:p>
      <text:p text:style-name="Standard"><text:s/>0.182020902633667</text:p>
      <text:p text:style-name="Standard"><text:s/>0.1033508777618408</text:p>
      <text:p text:style-name="Standard"><text:s/>0.02139019966125488</text:p>
      <text:p text:style-name="Standard"><text:s/>0.1541469097137451</text:p>
      <text:p text:style-name="Standard"><text:s/>0.02526092529296875</text:p>
      <text:p text:style-name="Standard"><text:s/>0.02510309219360352</text:p>
      <text:p text:style-name="Standard"><text:s/>0.4055240154266357</text:p>
      <text:p text:style-name="Standard"><text:s/>0.1273360252380371</text:p>
      <text:p text:style-name="Standard"><text:s/>0.1648118495941162</text:p>
      <text:p text:style-name="Standard"><text:s/>0.1479568481445312</text:p>
      <text:p text:style-name="Standard"><text:s/>0.08645391464233398</text:p>
      <text:p text:style-name="Standard"><text:s/>0.1269440650939941</text:p>
      <text:p text:style-name="Standard"><text:s/>0.09333300590515137</text:p>
      <text:p text:style-name="Standard"><text:s/>0.05863499641418457</text:p>
      <text:p text:style-name="Standard"><text:s/>0.09802007675170898</text:p>
      <text:p text:style-name="Standard"><text:s/>0.04733490943908691</text:p>
      <text:p text:style-name="Standard"><text:s/>0.01412296295166016</text:p>
      <text:p text:style-name="Standard"><text:s/>1.249562978744507</text:p>
      <text:p text:style-name="Standard"><text:s/>0.2038769721984863</text:p>
      <text:p text:style-name="Standard"><text:s/>0.03718805313110352</text:p>
      <text:p text:style-name="Standard"><text:s/>0.01999807357788086</text:p>
      <text:p text:style-name="Standard"><text:s/>0.009253025054931641</text:p>
      <text:p text:style-name="Standard"><text:s/>0.04185199737548828</text:p>
      <text:p text:style-name="Standard"><text:s/>1.153950929641724</text:p>
      <text:p text:style-name="Standard"><text:s/>0.3042199611663818</text:p>
      <text:p text:style-name="Standard"><text:s/>1.314877986907959</text:p>
      <text:p text:style-name="Standard"><text:s/>0.1535308361053467</text:p>
      <text:p text:style-name="Standard"><text:s/>0.192547082901001</text:p>
      <text:p text:style-name="Standard"><text:s/>0.06035208702087402</text:p>
      <text:p text:style-name="Standard"><text:s/>0.04781508445739746</text:p>
      <text:p text:style-name="Standard"><text:s/>0.1258888244628906</text:p>
      <text:p text:style-name="Standard"><text:s/>1.404710054397583</text:p>
      <text:p text:style-name="Standard"><text:s/>0.2163429260253906</text:p>
      <text:p text:style-name="Standard"><text:s/>0.1312808990478516</text:p>
      <text:p text:style-name="Standard"><text:s/>0.03087401390075684</text:p>
      <text:p text:style-name="Standard"><text:s/>0.08115196228027344</text:p>
      <text:p text:style-name="Standard"><text:s/>0.06404399871826172</text:p>
      <text:p text:style-name="Standard"><text:s/>0.03619909286499023</text:p>
      <text:p text:style-name="Standard"><text:s/>0.008322000503540039</text:p>
      <text:p text:style-name="Standard"><text:s/>0.07545900344848633</text:p>
      <text:p text:style-name="Standard"><text:soft-page-break/><text:s/>1.310199975967407</text:p>
      <text:p text:style-name="Standard"><text:s/>0.3152298927307129</text:p>
      <text:p text:style-name="Standard"><text:s/>0.1984789371490479</text:p>
      <text:p text:style-name="Standard"><text:s/>0.1312689781188965</text:p>
      <text:p text:style-name="Standard"><text:s/>0.1823360919952393</text:p>
      <text:p text:style-name="Standard"><text:s/>0.07558608055114746</text:p>
      <text:p text:style-name="Standard"><text:s/>0.0200200080871582</text:p>
      <text:p text:style-name="Standard"><text:s/>0.1587378978729248</text:p>
      <text:p text:style-name="Standard"><text:s/>0.075469970703125</text:p>
      <text:p text:style-name="Standard"><text:s/>1.198164939880371</text:p>
      <text:p text:style-name="Standard"><text:s/>0.1494770050048828</text:p>
      <text:p text:style-name="Standard"><text:s/>0.1982219219207764</text:p>
      <text:p text:style-name="Standard"><text:s/>0.0531160831451416</text:p>
      <text:p text:style-name="Standard"><text:s/>0.1987841129302979</text:p>
      <text:p text:style-name="Standard"><text:s/>0.1645138263702393</text:p>
      <text:p text:style-name="Standard"><text:s/>1.287317037582397</text:p>
      <text:p text:style-name="Standard"><text:s/>0.2098209857940674</text:p>
      <text:p text:style-name="Standard"><text:s/>0.1720800399780273</text:p>
      <text:p text:style-name="Standard"><text:s/>0.008477926254272461</text:p>
      <text:p text:style-name="Standard"><text:s/>0.1258389949798584</text:p>
      <text:p text:style-name="Standard"><text:s/>0.125687837600708</text:p>
      <text:p text:style-name="Standard"><text:s/>0.08642697334289551</text:p>
      <text:p text:style-name="Standard"><text:s/>0.08103299140930176</text:p>
      <text:p text:style-name="Standard"><text:s/>0.06995797157287598</text:p>
      <text:p text:style-name="Standard"><text:s/>0.03060793876647949</text:p>
      <text:p text:style-name="Standard"><text:s/>1.25989294052124</text:p>
      <text:p text:style-name="Standard"><text:s/>0.164553165435791</text:p>
      <text:p text:style-name="Standard"><text:s/>1.064781188964844</text:p>
      <text:p text:style-name="Standard"><text:s/>0.09361386299133301</text:p>
      <text:p text:style-name="Standard"><text:s/>0.231889009475708</text:p>
      <text:p text:style-name="Standard"><text:s/>0.03626894950866699</text:p>
      <text:p text:style-name="Standard"><text:s/>1.294289112091064</text:p>
      <text:p text:style-name="Standard"><text:s/>0.1815218925476074</text:p>
      <text:p text:style-name="Standard"><text:s/>1.393929958343506</text:p>
      <text:p text:style-name="Standard"><text:s/>0.3884298801422119</text:p>
      <text:p text:style-name="Standard"><text:s/>0.1649210453033447</text:p>
      <text:p text:style-name="Standard"><text:s/>0.04891204833984375</text:p>
      <text:p text:style-name="Standard"><text:s/>0.03089308738708496</text:p>
      <text:p text:style-name="Standard"><text:s/>0.0600438117980957</text:p>
      <text:p text:style-name="Standard"><text:s/>1.076451063156128</text:p>
      <text:p text:style-name="Standard"><text:s/>0.07000494003295898</text:p>
      <text:p text:style-name="Standard"><text:s/>0.1088259220123291</text:p>
      <text:p text:style-name="Standard"><text:s/>1.074579954147339</text:p>
      <text:p text:style-name="Standard"><text:s/>1.185322999954224</text:p>
      <text:p text:style-name="Standard"><text:s/>0.2702031135559082</text:p>
      <text:p text:style-name="Standard"><text:s/>0.1266570091247559</text:p>
      <text:p text:style-name="Standard"><text:s/>0.2478799819946289</text:p>
      <text:p text:style-name="Standard"><text:s/>0.1032669544219971</text:p>
      <text:p text:style-name="Standard"><text:s/>1.466484069824219</text:p>
      <text:p text:style-name="Standard"><text:s/>0.2262568473815918</text:p>
      <text:p text:style-name="Standard"><text:s/>0.1714038848876953</text:p>
      <text:p text:style-name="Standard"><text:s/>1.508158922195435</text:p>
      <text:p text:style-name="Standard"><text:soft-page-break/><text:s/>0.1368730068206787</text:p>
      <text:p text:style-name="Standard"><text:s/>0.09291195869445801</text:p>
      <text:p text:style-name="Standard"><text:s/>0.05856990814208984</text:p>
      <text:p text:style-name="Standard"><text:s/>0.0367581844329834</text:p>
      <text:p text:style-name="Standard"><text:s/>0.09283995628356934</text:p>
      <text:p text:style-name="Standard"><text:s/>1.228089809417725</text:p>
      <text:p text:style-name="Standard"><text:s/>0.1310157775878906</text:p>
      <text:p text:style-name="Standard"><text:s/>0.2428081035614014</text:p>
      <text:p text:style-name="Standard"><text:s/>1.160794973373413</text:p>
      <text:p text:style-name="Standard"><text:s/>0.114976167678833</text:p>
      <text:p text:style-name="Standard"><text:s/>0.09866094589233398</text:p>
      <text:p text:style-name="Standard"><text:s/>0.01408195495605469</text:p>
      <text:p text:style-name="Standard"><text:s/>1.232246875762939</text:p>
      <text:p text:style-name="Standard"><text:s/>0.09206914901733398</text:p>
      <text:p text:style-name="Standard"><text:s/>0.01536202430725098</text:p>
      <text:p text:style-name="Standard"><text:s/>0.01405215263366699</text:p>
      <text:p text:style-name="Standard"><text:s/>0.1598050594329834</text:p>
      <text:p text:style-name="Standard"><text:s/>1.173485994338989</text:p>
      <text:p text:style-name="Standard"><text:s/>0.3442971706390381</text:p>
      <text:p text:style-name="Standard"><text:s/>0.1660969257354736</text:p>
      <text:p text:style-name="Standard"><text:s/>0.03078699111938477</text:p>
      <text:p text:style-name="Standard"><text:s/>0.1198160648345947</text:p>
      <text:p text:style-name="Standard"><text:s/>0.08690881729125977</text:p>
      <text:p text:style-name="Standard"><text:s/>0.05858111381530762</text:p>
      <text:p text:style-name="Standard"><text:s/>0.1328880786895752</text:p>
      <text:p text:style-name="Standard"><text:s/>0.1255021095275879</text:p>
      <text:p text:style-name="Standard"><text:s/>0.04732990264892578</text:p>
      <text:p text:style-name="Standard"><text:s/>0.1546931266784668</text:p>
      <text:p text:style-name="Standard"><text:s/>0.08237600326538086</text:p>
      <text:p text:style-name="Standard"><text:s/>0.1265349388122559</text:p>
      <text:p text:style-name="Standard"><text:s/>0.13189697265625</text:p>
      <text:p text:style-name="Standard"><text:s/>0.210319995880127</text:p>
      <text:p text:style-name="Standard"><text:s/>0.01893997192382812</text:p>
      <text:p text:style-name="Standard"><text:s/>0.05381298065185547</text:p>
      <text:p text:style-name="Standard"><text:s/>0.1150238513946533</text:p>
      <text:p text:style-name="Standard"><text:s/>1.131051063537598</text:p>
      <text:p text:style-name="Standard"><text:s/>0.09197115898132324</text:p>
      <text:p text:style-name="Standard"><text:s/>0.2540459632873535</text:p>
      <text:p text:style-name="Standard"><text:s/>1.256269931793213</text:p>
      <text:p text:style-name="Standard"><text:s/>0.1369638442993164</text:p>
      <text:p text:style-name="Standard"><text:s/>0.1151950359344482</text:p>
      <text:p text:style-name="Standard"><text:s/>1.144779920578003</text:p>
      <text:p text:style-name="Standard"><text:s/>0.04755496978759766</text:p>
      <text:p text:style-name="Standard"><text:s/>0.3663110733032227</text:p>
      <text:p text:style-name="Standard"><text:s/>1.484034061431885</text:p>
      <text:p text:style-name="Standard"><text:s/>0.1366910934448242</text:p>
      <text:p text:style-name="Standard"><text:s/>0.1031670570373535</text:p>
      <text:p text:style-name="Standard"><text:s/>0.06420087814331055</text:p>
      <text:p text:style-name="Standard"><text:s/>0.06421279907226562</text:p>
      <text:p text:style-name="Standard"><text:s/>0.08293795585632324</text:p>
      <text:p text:style-name="Standard"><text:s/>0.0417788028717041</text:p>
      <text:p text:style-name="Standard"><text:s/>0.1649889945983887</text:p>
      <text:p text:style-name="Standard"><text:soft-page-break/><text:s/>0.1371860504150391</text:p>
      <text:p text:style-name="Standard"><text:s/>0.08639693260192871</text:p>
      <text:p text:style-name="Standard"><text:s/>0.09767603874206543</text:p>
      <text:p text:style-name="Standard"><text:s/>0.07540202140808105</text:p>
      <text:p text:style-name="Standard"><text:s/>0.04732298851013184</text:p>
      <text:p text:style-name="Standard"><text:s/>0.1421768665313721</text:p>
      <text:p text:style-name="Standard"><text:s/>0.1145901679992676</text:p>
      <text:p text:style-name="Standard"><text:s/>0.06996703147888184</text:p>
      <text:p text:style-name="Standard"><text:s/>0.3555190563201904</text:p>
      <text:p text:style-name="Standard"><text:s/>0</text:p>
      <text:p text:style-name="Standard"><text:s/>0.7627711296081543</text:p>
      <text:p text:style-name="Standard"><text:s/>0.3154737949371338</text:p>
      <text:p text:style-name="Standard"><text:s/>5.168004035949707</text:p>
      <text:p text:style-name="Standard"><text:s/>0.3988628387451172</text:p>
      <text:p text:style-name="Standard"><text:s/>0.2939021587371826</text:p>
      <text:p text:style-name="Standard"><text:s/>0.1815769672393799</text:p>
      <text:p text:style-name="Standard"><text:s/>0.06004810333251953</text:p>
      <text:p text:style-name="Standard"><text:s/>0.1537950038909912</text:p>
      <text:p text:style-name="Standard"><text:s/>0.1200048923492432</text:p>
      <text:p text:style-name="Standard"><text:s/>1.319157123565674</text:p>
      <text:p text:style-name="Standard"><text:s/>0.2489950656890869</text:p>
      <text:p text:style-name="Standard"><text:s/>0.1814019680023193</text:p>
      <text:p text:style-name="Standard"><text:s/>0.1591589450836182</text:p>
      <text:p text:style-name="Standard"><text:s/>0.1982159614562988</text:p>
      <text:p text:style-name="Standard"><text:s/>0.06416416168212891</text:p>
      <text:p text:style-name="Standard"><text:s/>0.03639793395996094</text:p>
      <text:p text:style-name="Standard"><text:s/>0.08142304420471191</text:p>
      <text:p text:style-name="Standard"><text:s/>0.104780912399292</text:p>
      <text:p text:style-name="Standard"><text:s/>0.1101620197296143</text:p>
      <text:p text:style-name="Standard"><text:s/>0.04733586311340332</text:p>
      <text:p text:style-name="Standard"><text:s/>0.03123307228088379</text:p>
      <text:p text:style-name="Standard"><text:s/>0.09321284294128418</text:p>
      <text:p text:style-name="Standard"><text:s/>0.08079886436462402</text:p>
      <text:p text:style-name="Standard"><text:s/>0.198077917098999</text:p>
      <text:p text:style-name="Standard"><text:s/>0.1255218982696533</text:p>
      <text:p text:style-name="Standard"><text:s/>0.1144731044769287</text:p>
      <text:p text:style-name="Standard"><text:s/>0.2540669441223145</text:p>
      <text:p text:style-name="Standard"><text:s/>0.06977605819702148</text:p>
      <text:p text:style-name="Standard"><text:s/>0.09764695167541504</text:p>
      <text:p text:style-name="Standard"><text:s/>0.0697481632232666</text:p>
      <text:p text:style-name="Standard"><text:s/>0.05422592163085938</text:p>
      <text:p text:style-name="Standard"><text:s/>0.1876270771026611</text:p>
      <text:p text:style-name="Standard"><text:s/>0.1144969463348389</text:p>
      <text:p text:style-name="Standard"><text:s/>0.03058695793151855</text:p>
      <text:p text:style-name="Standard"><text:s/>0.1759557723999023</text:p>
      <text:p text:style-name="Standard"><text:s/>0.1153531074523926</text:p>
      <text:p text:style-name="Standard"><text:s/>0.0363309383392334</text:p>
      <text:p text:style-name="Standard"><text:s/>0.1591207981109619</text:p>
      <text:p text:style-name="Standard"><text:s/>0.08117914199829102</text:p>
      <text:p text:style-name="Standard"><text:s/>0.008196830749511719</text:p>
      <text:p text:style-name="Standard"><text:s/>0.2375259399414062</text:p>
      <text:p text:style-name="Standard"><text:s/>0.0697329044342041</text:p>
      <text:p text:style-name="Standard"><text:soft-page-break/><text:s/>0.06975483894348145</text:p>
      <text:p text:style-name="Standard"><text:s/>0.02516794204711914</text:p>
      <text:p text:style-name="Standard"><text:s/>0.1425201892852783</text:p>
      <text:p text:style-name="Standard"><text:s/>1.460708141326904</text:p>
      <text:p text:style-name="Standard"><text:s/>0.3375329971313477</text:p>
      <text:p text:style-name="Standard"><text:s/>0.1937520503997803</text:p>
      <text:p text:style-name="Standard"><text:s/>0.06409788131713867</text:p>
      <text:p text:style-name="Standard"><text:s/>0.1591081619262695</text:p>
      <text:p text:style-name="Standard"><text:s/>0.1490399837493896</text:p>
      <text:p text:style-name="Standard"><text:s/>1.333847045898438</text:p>
      <text:p text:style-name="Standard"><text:s/>0.1145889759063721</text:p>
      <text:p text:style-name="Standard"><text:s/>0.2093019485473633</text:p>
      <text:p text:style-name="Standard"><text:s/>0.00848388671875</text:p>
      <text:p text:style-name="Standard"><text:s/>0.5707969665527344</text:p>
      <text:p text:style-name="Standard"><text:s/>0.1925408840179443</text:p>
      <text:p text:style-name="Standard"><text:s/>0.0083160400390625</text:p>
      <text:p text:style-name="Standard"><text:s/>0.1813788414001465</text:p>
      <text:p text:style-name="Standard"><text:s/>0.2373349666595459</text:p>
      <text:p text:style-name="Standard"><text:s/>0.008296966552734375</text:p>
      <text:p text:style-name="Standard"><text:s/>0.12546706199646</text:p>
      <text:p text:style-name="Standard"><text:s/>0.09379100799560547</text:p>
      <text:p text:style-name="Standard"><text:s/>0.004028081893920898</text:p>
      <text:p text:style-name="Standard"><text:s/>0.1264801025390625</text:p>
      <text:p text:style-name="Standard"><text:s/>0.1645660400390625</text:p>
      <text:p text:style-name="Standard"><text:s/>0.1256999969482422</text:p>
      <text:p text:style-name="Standard"><text:s/>0.2090921401977539</text:p>
      <text:p text:style-name="Standard"><text:s/>0.08667111396789551</text:p>
      <text:p text:style-name="Standard"><text:s/>1.17326283454895</text:p>
      <text:p text:style-name="Standard"><text:s/>0.08832502365112305</text:p>
      <text:p text:style-name="Standard"><text:s/>0.210662841796875</text:p>
      <text:p text:style-name="Standard"><text:s/>0.0937199592590332</text:p>
      <text:p text:style-name="Standard"><text:s/>0.1159520149230957</text:p>
      <text:p text:style-name="Standard"><text:s/>0.1033141613006592</text:p>
      <text:p text:style-name="Standard"><text:s/>0.1254980564117432</text:p>
      <text:p text:style-name="Standard"><text:s/>0.02501988410949707</text:p>
      <text:p text:style-name="Standard"><text:s/>0.1421909332275391</text:p>
      <text:p text:style-name="Standard"><text:s/>0.04180002212524414</text:p>
      <text:p text:style-name="Standard"><text:s/>0.05311298370361328</text:p>
      <text:p text:style-name="Standard"><text:s/>0.1258640289306641</text:p>
      <text:p text:style-name="Standard"><text:s/>0.1033658981323242</text:p>
      <text:p text:style-name="Standard"><text:s/>0.2113420963287354</text:p>
      <text:p text:style-name="Standard"><text:s/>0.1368989944458008</text:p>
      <text:p text:style-name="Standard"><text:s/>0.0807650089263916</text:p>
      <text:p text:style-name="Standard"><text:s/>0.02504205703735352</text:p>
      <text:p text:style-name="Standard"><text:s/>0.1721389293670654</text:p>
      <text:p text:style-name="Standard"><text:s/>0.05350804328918457</text:p>
      <text:p text:style-name="Standard"><text:s/>0.09762907028198242</text:p>
      <text:p text:style-name="Standard"><text:s/>0.1646080017089844</text:p>
      <text:p text:style-name="Standard"><text:s/>1.242425203323364</text:p>
      <text:p text:style-name="Standard"><text:s/>0.1817550659179688</text:p>
      <text:p text:style-name="Standard"><text:s/>0.1982781887054443</text:p>
      <text:p text:style-name="Standard"><text:s/>0.06415987014770508</text:p>
      <text:p text:style-name="Standard"><text:soft-page-break/><text:s/>0.1366679668426514</text:p>
      <text:p text:style-name="Standard"><text:s/>0.0475311279296875</text:p>
      <text:p text:style-name="Standard"><text:s/>0.1818130016326904</text:p>
      <text:p text:style-name="Standard"><text:s/>0.1535260677337646</text:p>
      <text:p text:style-name="Standard"><text:s/>0.1924440860748291</text:p>
      <text:p text:style-name="Standard"><text:s/>0.1645441055297852</text:p>
      <text:p text:style-name="Standard"><text:s/>0.1420390605926514</text:p>
      <text:p text:style-name="Standard"><text:s/>0.1029300689697266</text:p>
      <text:p text:style-name="Standard"><text:s/>0.08626699447631836</text:p>
      <text:p text:style-name="Standard"><text:s/>0.08631491661071777</text:p>
      <text:p text:style-name="Standard"><text:s/>0.09213590621948242</text:p>
      <text:p text:style-name="Standard"><text:s/>0.02538394927978516</text:p>
      <text:p text:style-name="Standard"><text:s/>0.2204468250274658</text:p>
      <text:p text:style-name="Standard"><text:s/>0.1265900135040283</text:p>
      <text:p text:style-name="Standard"><text:s/>0.03755092620849609</text:p>
      <text:p text:style-name="Standard"><text:s/>0.1150429248809814</text:p>
      <text:p text:style-name="Standard"><text:s/>0.1487948894500732</text:p>
      <text:p text:style-name="Standard"><text:s/>0.01950693130493164</text:p>
      <text:p text:style-name="Standard"><text:s/>0.1703140735626221</text:p>
      <text:p text:style-name="Standard"><text:s/>0.1535038948059082</text:p>
      <text:p text:style-name="Standard"><text:s/>0.09765005111694336</text:p>
      <text:p text:style-name="Standard"><text:s/>0.1034400463104248</text:p>
      <text:p text:style-name="Standard"><text:s/>0.1093950271606445</text:p>
      <text:p text:style-name="Standard"><text:s/>0.09291696548461914</text:p>
      <text:p text:style-name="Standard"><text:s/>0.05321383476257324</text:p>
      <text:p text:style-name="Standard"><text:s/>0.09398388862609863</text:p>
      <text:p text:style-name="Standard"><text:s/>0.2109570503234863</text:p>
      <text:p text:style-name="Standard"><text:s/>0.2099339962005615</text:p>
      <text:p text:style-name="Standard"><text:s/>0.1815280914306641</text:p>
      <text:p text:style-name="Standard"><text:s/>0.0707848072052002</text:p>
      <text:p text:style-name="Standard"><text:s/>1.476731061935425</text:p>
      <text:p text:style-name="Standard"><text:s/>0.2711939811706543</text:p>
      <text:p text:style-name="Standard"><text:s/>0.07568001747131348</text:p>
      <text:p text:style-name="Standard"><text:s/>0.0641939640045166</text:p>
      <text:p text:style-name="Standard"><text:s/>0.1552479267120361</text:p>
      <text:p text:style-name="Standard"><text:s/>1.210247039794922</text:p>
      <text:p text:style-name="Standard"><text:s/>0.07564210891723633</text:p>
      <text:p text:style-name="Standard"><text:s/>1.074213027954102</text:p>
      <text:p text:style-name="Standard"><text:s/>0.06435513496398926</text:p>
      <text:p text:style-name="Standard"><text:s/>0.05380010604858398</text:p>
      <text:p text:style-name="Standard"><text:s/>0.04213690757751465</text:p>
      <text:p text:style-name="Standard"><text:s/>0.07636809349060059</text:p>
      <text:p text:style-name="Standard"><text:s/>1.19271993637085</text:p>
      <text:p text:style-name="Standard"><text:s/>0.1310789585113525</text:p>
      <text:p text:style-name="Standard"><text:s/>0.1192219257354736</text:p>
      <text:p text:style-name="Standard"><text:s/>0.1876330375671387</text:p>
      <text:p text:style-name="Standard"><text:s/>0.1198799610137939</text:p>
      <text:p text:style-name="Standard"><text:s/>0.03104686737060547</text:p>
      <text:p text:style-name="Standard"><text:s/>0.198267936706543</text:p>
      <text:p text:style-name="Standard"><text:s/>0.1198430061340332</text:p>
      <text:p text:style-name="Standard"><text:s/>0.1098129749298096</text:p>
      <text:p text:style-name="Standard"><text:s/>0.1929681301116943</text:p>
      <text:p text:style-name="Standard"><text:soft-page-break/><text:s/>0.1769769191741943</text:p>
      <text:p text:style-name="Standard"><text:s/>1.179286956787109</text:p>
      <text:p text:style-name="Standard"><text:s/>0.288905143737793</text:p>
      <text:p text:style-name="Standard"><text:s/>0.2103371620178223</text:p>
      <text:p text:style-name="Standard"><text:s/>0.05381584167480469</text:p>
      <text:p text:style-name="Standard"><text:s/>0.05324912071228027</text:p>
      <text:p text:style-name="Standard"><text:s/>0.3543050289154053</text:p>
      <text:p text:style-name="Standard"><text:s/>0.1256279945373535</text:p>
      <text:p text:style-name="Standard"><text:s/>0.3726661205291748</text:p>
      <text:p text:style-name="Standard"><text:s/>0.06965208053588867</text:p>
      <text:p text:style-name="Standard"><text:s/>0.03617596626281738</text:p>
      <text:p text:style-name="Standard"><text:s/>0.1715469360351562</text:p>
      <text:p text:style-name="Standard"><text:s/>0.09745001792907715</text:p>
      <text:p text:style-name="Standard"><text:s/>0.04166817665100098</text:p>
      <text:p text:style-name="Standard"><text:s/>0.04793190956115723</text:p>
      <text:p text:style-name="Standard"><text:s/>0.0868070125579834</text:p>
      <text:p text:style-name="Standard"><text:s/>0.03645586967468262</text:p>
      <text:p text:style-name="Standard"><text:s/>0.1993319988250732</text:p>
      <text:p text:style-name="Standard"><text:s/>0.1547279357910156</text:p>
      <text:p text:style-name="Standard"><text:s/>0.1198549270629883</text:p>
      <text:p text:style-name="Standard"><text:s/>0.1925539970397949</text:p>
      <text:p text:style-name="Standard"><text:s/>0.09391283988952637</text:p>
      <text:p text:style-name="Standard"><text:s/>0.1759130954742432</text:p>
      <text:p text:style-name="Standard"><text:s/>0.1758389472961426</text:p>
      <text:p text:style-name="Standard"><text:s/>0.05293798446655273</text:p>
      <text:p text:style-name="Standard"><text:s/>1.248771905899048</text:p>
      <text:p text:style-name="Standard"><text:s/>0.3840470314025879</text:p>
      <text:p text:style-name="Standard"><text:s/>0.1421811580657959</text:p>
      <text:p text:style-name="Standard"><text:s/>0.05347800254821777</text:p>
      <text:p text:style-name="Standard"><text:s/>0.04728817939758301</text:p>
      <text:p text:style-name="Standard"><text:s/>0.1589479446411133</text:p>
      <text:p text:style-name="Standard"><text:s/>0.0865170955657959</text:p>
      <text:p text:style-name="Standard"><text:s/>0.09759807586669922</text:p>
      <text:p text:style-name="Standard"><text:s/>0.2317419052124023</text:p>
      <text:p text:style-name="Standard"><text:s/>0.03069090843200684</text:p>
      <text:p text:style-name="Standard"><text:s/>0.08079314231872559</text:p>
      <text:p text:style-name="Standard"><text:s/>0.05286097526550293</text:p>
      <text:p text:style-name="Standard"><text:s/>0.008235931396484375</text:p>
      <text:p text:style-name="Standard"><text:s/>0.09755897521972656</text:p>
      <text:p text:style-name="Standard"><text:s/>0.04917311668395996</text:p>
      <text:p text:style-name="Standard"><text:s/>0.008330821990966797</text:p>
      <text:p text:style-name="Standard"><text:s/>0.008179903030395508</text:p>
      <text:p text:style-name="Standard"><text:s/>0.3821101188659668</text:p>
      <text:p text:style-name="Standard"><text:s/>0.03061389923095703</text:p>
      <text:p text:style-name="Standard"><text:s/>1.141754150390625</text:p>
      <text:p text:style-name="Standard"><text:s/>0.2598650455474854</text:p>
      <text:p text:style-name="Standard"><text:s/>0.05293011665344238</text:p>
      <text:p text:style-name="Standard"><text:s/>0.0250248908996582</text:p>
      <text:p text:style-name="Standard"><text:s/>0.06499695777893066</text:p>
      <text:p text:style-name="Standard"><text:s/>0.05302786827087402</text:p>
      <text:p text:style-name="Standard"><text:s/>1.181607007980347</text:p>
      <text:p text:style-name="Standard"><text:s/>0.3827011585235596</text:p>
      <text:p text:style-name="Standard"><text:soft-page-break/><text:s/>0.09229898452758789</text:p>
      <text:p text:style-name="Standard"><text:s/>0.1542708873748779</text:p>
      <text:p text:style-name="Standard"><text:s/>0.09865593910217285</text:p>
      <text:p text:style-name="Standard"><text:s/>0.05921196937561035</text:p>
      <text:p text:style-name="Standard"><text:s/>0.06020712852478027</text:p>
      <text:p text:style-name="Standard"><text:s/>0.2595601081848145</text:p>
      <text:p text:style-name="Standard"><text:s/>0.1760029792785645</text:p>
      <text:p text:style-name="Standard"><text:s/>0.05859923362731934</text:p>
      <text:p text:style-name="Standard"><text:s/>0.2539918422698975</text:p>
      <text:p text:style-name="Standard"><text:s/>0.09330487251281738</text:p>
      <text:p text:style-name="Standard"><text:s/>0.1488008499145508</text:p>
      <text:p text:style-name="Standard"><text:s/>0.1031630039215088</text:p>
      <text:p text:style-name="Standard"><text:s/>0.009685039520263672</text:p>
      <text:p text:style-name="Standard"><text:s/>0.1922988891601562</text:p>
      <text:p text:style-name="Standard"><text:s/>0.1262578964233398</text:p>
      <text:p text:style-name="Standard"><text:s/>0.008914947509765625</text:p>
      <text:p text:style-name="Standard"><text:s/>0.1202569007873535</text:p>
      <text:p text:style-name="Standard"><text:s/>0.0475459098815918</text:p>
      <text:p text:style-name="Standard"><text:s/>1.069000959396362</text:p>
      <text:p text:style-name="Standard"><text:s/>1.181030988693237</text:p>
      <text:p text:style-name="Standard"><text:s/>0.1983921527862549</text:p>
      <text:p text:style-name="Standard"><text:s/>0.06406497955322266</text:p>
      <text:p text:style-name="Standard"><text:s/>0.2260169982910156</text:p>
      <text:p text:style-name="Standard"><text:s/>0.07644295692443848</text:p>
      <text:p text:style-name="Standard"><text:s/>1.322870969772339</text:p>
      <text:p text:style-name="Standard"><text:s/>0.1425909996032715</text:p>
      <text:p text:style-name="Standard"><text:s/>0.1644318103790283</text:p>
      <text:p text:style-name="Standard"><text:s/>0.03653597831726074</text:p>
      <text:p text:style-name="Standard"><text:s/>0.07540202140808105</text:p>
      <text:p text:style-name="Standard"><text:s/>1.14842700958252</text:p>
      <text:p text:style-name="Standard"><text:s/>0.1312639713287354</text:p>
      <text:p text:style-name="Standard"><text:s/>0.2273769378662109</text:p>
      <text:p text:style-name="Standard"><text:s/>0.5423679351806641</text:p>
      <text:p text:style-name="Standard"><text:s/>0.04204511642456055</text:p>
      <text:p text:style-name="Standard"><text:s/>0.1089258193969727</text:p>
      <text:p text:style-name="Standard"><text:s/>0.09231305122375488</text:p>
      <text:p text:style-name="Standard"><text:s/>0.03066587448120117</text:p>
      <text:p text:style-name="Standard"><text:s/>0.203563928604126</text:p>
      <text:p text:style-name="Standard"><text:s/>0.01399683952331543</text:p>
      <text:p text:style-name="Standard"><text:s/>0.03075194358825684</text:p>
      <text:p text:style-name="Standard"><text:s/>1.42252779006958</text:p>
      <text:p text:style-name="Standard"><text:s/>0.2205078601837158</text:p>
      <text:p text:style-name="Standard"><text:s/>0.04784083366394043</text:p>
      <text:p text:style-name="Standard"><text:s/>0.1477649211883545</text:p>
      <text:p text:style-name="Standard"><text:s/>0.1258301734924316</text:p>
      <text:p text:style-name="Standard"><text:s/>1.348262786865234</text:p>
      <text:p text:style-name="Standard"><text:s/>0.317047119140625</text:p>
      <text:p text:style-name="Standard"><text:s/>0.1425349712371826</text:p>
      <text:p text:style-name="Standard"><text:s/>0.1098558902740479</text:p>
      <text:p text:style-name="Standard"><text:s/>0.1146509647369385</text:p>
      <text:p text:style-name="Standard"><text:s/>0.08220314979553223</text:p>
      <text:p text:style-name="Standard"><text:s/>0.05303621292114258</text:p>
      <text:p text:style-name="Standard"><text:soft-page-break/><text:s/>1.208197116851807</text:p>
      <text:p text:style-name="Standard"><text:s/>0.1477758884429932</text:p>
      <text:p text:style-name="Standard"><text:s/>0.05296921730041504</text:p>
      <text:p text:style-name="Standard"><text:s/>0.1595368385314941</text:p>
      <text:p text:style-name="Standard"><text:s/>0.08667397499084473</text:p>
      <text:p text:style-name="Standard"><text:s/>0.05324912071228027</text:p>
      <text:p text:style-name="Standard"><text:s/>0.1998679637908936</text:p>
      <text:p text:style-name="Standard"><text:s/>0.1427249908447266</text:p>
      <text:p text:style-name="Standard"><text:s/>1.142881155014038</text:p>
      <text:p text:style-name="Standard"><text:s/>0.1147100925445557</text:p>
      <text:p text:style-name="Standard"><text:s/>0.1587409973144531</text:p>
      <text:p text:style-name="Standard"><text:s/>0.1596159934997559</text:p>
      <text:p text:style-name="Standard"><text:s/>0.008208036422729492</text:p>
      <text:p text:style-name="Standard"><text:s/>0.1256940364837646</text:p>
      <text:p text:style-name="Standard"><text:s/>0.2264580726623535</text:p>
      <text:p text:style-name="Standard"><text:s/>0.1255099773406982</text:p>
      <text:p text:style-name="Standard"><text:s/>0.1757309436798096</text:p>
      <text:p text:style-name="Standard"><text:s/>0.1755690574645996</text:p>
      <text:p text:style-name="Standard"><text:s/>0.110680103302002</text:p>
      <text:p text:style-name="Standard"><text:s/>0.1092450618743896</text:p>
      <text:p text:style-name="Standard"><text:s/>0.03064894676208496</text:p>
      <text:p text:style-name="Standard"><text:s/>0.415701150894165</text:p>
      <text:p text:style-name="Standard"><text:s/>0.1365301609039307</text:p>
      <text:p text:style-name="Standard"><text:s/>1.21626615524292</text:p>
      <text:p text:style-name="Standard"><text:s/>0.3556389808654785</text:p>
      <text:p text:style-name="Standard"><text:s/>0.1982309818267822</text:p>
      <text:p text:style-name="Standard"><text:s/>1.479480981826782</text:p>
      <text:p text:style-name="Standard"><text:s/>0.2479701042175293</text:p>
      <text:p text:style-name="Standard"><text:s/>0.07516598701477051</text:p>
      <text:p text:style-name="Standard"><text:s/>1.204500198364258</text:p>
      <text:p text:style-name="Standard"><text:s/>0.1851649284362793</text:p>
      <text:p text:style-name="Standard"><text:s/>0.10306715965271</text:p>
      <text:p text:style-name="Standard"><text:s/>1.147318840026855</text:p>
      <text:p text:style-name="Standard"><text:s/>0.19222092628479</text:p>
      <text:p text:style-name="Standard"><text:s/>0.1589429378509521</text:p>
      <text:p text:style-name="Standard"><text:s/>0.1259570121765137</text:p>
      <text:p text:style-name="Standard"><text:s/>0.09758806228637695</text:p>
      <text:p text:style-name="Standard"><text:s/>0.06551194190979004</text:p>
      <text:p text:style-name="Standard"><text:s/>0.02646493911743164</text:p>
      <text:p text:style-name="Standard"><text:s/>0.07050800323486328</text:p>
      <text:p text:style-name="Standard"><text:s/>0.1482398509979248</text:p>
      <text:p text:style-name="Standard"><text:s/>0.02620291709899902</text:p>
      <text:p text:style-name="Standard"><text:s/>1.255185127258301</text:p>
      <text:p text:style-name="Standard"><text:s/>0.1872611045837402</text:p>
      <text:p text:style-name="Standard"><text:s/>0.1143949031829834</text:p>
      <text:p text:style-name="Standard"><text:s/>0.08097982406616211</text:p>
      <text:p text:style-name="Standard"><text:s/>0.1988461017608643</text:p>
      <text:p text:style-name="Standard"><text:s/>0.1108560562133789</text:p>
      <text:p text:style-name="Standard"><text:s/>0.1481587886810303</text:p>
      <text:p text:style-name="Standard"><text:s/>0.1153609752655029</text:p>
      <text:p text:style-name="Standard"><text:s/>0.1370339393615723</text:p>
      <text:p text:style-name="Standard"><text:s/>0.1877408027648926</text:p>
      <text:p text:style-name="Standard"><text:soft-page-break/></text:p>
      <text:p text:style-name="Standard"/>
      <text:p text:style-name="Standard"># name: avgTeste</text:p>
      <text:p text:style-name="Standard"># type: scalar</text:p>
      <text:p text:style-name="Standard">0.2393802801767985</text:p>
      <text:p text:style-name="Standard"/>
      <text:p text:style-name="Standard"/>
      <text:p text:style-name="Standard"># name: antecipatedresponseT</text:p>
      <text:p text:style-name="Standard"># type: matrix</text:p>
      <text:p text:style-name="Standard"># rows: 1</text:p>
      <text:p text:style-name="Standard"># columns: 3</text:p>
      <text:p text:style-name="Standard"><text:s/>2 1 3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9:06:16.203149110</meta:creation-date>
    <dc:date>2020-11-26T10:16:39.148487686</dc:date>
    <meta:editing-duration>PT7M2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05" meta:paragraph-count="3855" meta:word-count="9290" meta:character-count="55403" meta:non-whitespace-character-count="46918"/>
  </office:meta>
</office:document-meta>
</file>